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style:writing-mode="page"/>
    </style:style>
    <style:style style:name="Таблица3" style:family="table">
      <style:table-properties style:width="17.38cm" fo:margin-left="-0.191cm"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3.A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 style:family="table">
      <style:table-properties style:width="16.882cm" fo:margin-left="-0.191cm"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A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Таблица4.10" style:family="table-row">
      <style:table-row-properties style:min-row-height="0.473cm" fo:keep-together="auto"/>
    </style:style>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writing-mode="page"/>
    </style:style>
    <style:style style:name="Таблица5" style:family="table">
      <style:table-properties style:width="16.693cm" fo:margin-left="-0.191cm"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446cm" fo:keep-together="auto"/>
    </style:style>
    <style:style style:name="Таблица5.7" style:family="table-row">
      <style:table-row-properties style:min-row-height="0.123cm" fo:keep-together="auto"/>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19df6a" officeooo:paragraph-rsid="0019df6a" style:font-size-asian="14pt" style:font-size-complex="14pt"/>
    </style:style>
    <style:style style:name="P3"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11a1c5" officeooo:paragraph-rsid="0028eea5" style:font-size-asian="14pt" style:font-size-complex="14pt"/>
    </style:style>
    <style:style style:name="P4" style:family="paragraph" style:parent-style-name="Standard">
      <loext:graphic-properties draw:fill="none"/>
      <style:paragraph-properties fo:margin-left="0cm" fo:margin-right="0cm" fo:margin-top="0cm" fo:margin-bottom="0cm" style:contextual-spacing="true" fo:line-height="150%" fo:text-indent="1.199cm" style:auto-text-indent="false" fo:background-color="transparent"/>
      <style:text-properties style:font-name="Times New Roman1" fo:font-size="14pt" officeooo:rsid="003eb6e5" officeooo:paragraph-rsid="003eb6e5" style:font-size-asian="14pt" style:font-size-complex="14pt"/>
    </style:style>
    <style:style style:name="P5" style:family="paragraph" style:parent-style-name="Standard">
      <loext:graphic-properties draw:fill="none"/>
      <style:paragraph-properties fo:margin-left="0cm" fo:margin-right="0cm" fo:margin-top="0cm" fo:margin-bottom="0cm" style:contextual-spacing="true" fo:line-height="150%" fo:text-indent="1.199cm" style:auto-text-indent="false" fo:break-before="page" fo:background-color="transparent"/>
      <style:text-properties style:font-name="Times New Roman1" fo:font-size="14pt" fo:font-weight="bold" officeooo:rsid="0019df6a" officeooo:paragraph-rsid="0019df6a" style:font-size-asian="14pt" style:font-weight-asian="bold" style:font-size-complex="14pt" style:font-weight-complex="bold"/>
    </style:style>
    <style:style style:name="P6"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fo:font-weight="bold" officeooo:rsid="00207184" officeooo:paragraph-rsid="0011a1c5" style:font-size-asian="14pt" style:font-weight-asian="bold" style:font-size-complex="14pt" style:font-weight-complex="bold"/>
    </style:style>
    <style:style style:name="P7"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officeooo:rsid="0011a1c5" officeooo:paragraph-rsid="0028eea5" style:font-size-asian="14pt" style:font-size-complex="14pt"/>
    </style:style>
    <style:style style:name="P8"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ackground-color="transparent"/>
      <style:text-properties style:font-name="Times New Roman1" fo:font-size="14pt" officeooo:rsid="003d700d" officeooo:paragraph-rsid="003d700d" style:font-size-asian="14pt" style:font-size-complex="14pt"/>
    </style:style>
    <style:style style:name="P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3cm" style:auto-text-indent="false" fo:break-before="page" fo:background-color="transparent"/>
      <style:text-properties style:font-name="Times New Roman1" fo:font-size="14pt" fo:font-weight="bold" officeooo:rsid="0028eea5" officeooo:paragraph-rsid="0028eea5" style:font-size-asian="14pt" style:font-weight-asian="bold" style:font-size-complex="14pt" style:font-weight-complex="bold"/>
    </style:style>
    <style:style style:name="P10" style:family="paragraph" style:parent-style-name="Table_20_Contents">
      <style:paragraph-properties fo:text-align="center" style:justify-single-word="false"/>
      <style:text-properties style:font-name="Times New Roman1" fo:font-size="12pt" officeooo:rsid="003750ad" officeooo:paragraph-rsid="003750ad" style:font-size-asian="12pt" style:font-size-complex="12pt"/>
    </style:style>
    <style:style style:name="P11" style:family="paragraph" style:parent-style-name="Table_20_Contents">
      <style:paragraph-properties fo:text-align="justify" style:justify-single-word="false"/>
      <style:text-properties style:font-name="Times New Roman1" fo:font-size="12pt" officeooo:rsid="004455c2" officeooo:paragraph-rsid="004455c2" style:font-size-asian="12pt" style:font-size-complex="12pt"/>
    </style:style>
    <style:style style:name="P12" style:family="paragraph" style:parent-style-name="Table_20_Contents">
      <style:paragraph-properties fo:text-align="start" style:justify-single-word="false"/>
      <style:text-properties style:font-name="Times New Roman1" fo:font-size="12pt" fo:font-weight="bold" officeooo:rsid="003750ad" officeooo:paragraph-rsid="003750a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Times New Roman1" fo:font-size="12pt" fo:font-weight="bold" officeooo:rsid="00398322" officeooo:paragraph-rsid="00398322" style:font-size-asian="12pt" style:font-weight-asian="bold" style:font-size-complex="12pt" style:font-weight-complex="bold"/>
    </style:style>
    <style:style style:name="P14" style:family="paragraph" style:parent-style-name="Contents_20_5" style:master-page-name="">
      <loext:graphic-properties draw:fill="none"/>
      <style:paragraph-properties fo:margin-left="0cm" fo:margin-right="0cm" fo:margin-top="0cm" fo:margin-bottom="0cm" style:contextual-spacing="true" fo:line-height="150%" fo:text-indent="0cm" style:auto-text-indent="false" style:page-number="auto"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5" style:family="paragraph" style:parent-style-name="Contents_20_5">
      <loext:graphic-properties draw:fill="none"/>
      <style:paragraph-properties fo:margin-left="0cm" fo:margin-right="0cm" fo:margin-top="0cm" fo:margin-bottom="0cm" style:contextual-spacing="true" fo:line-height="150%" fo:text-indent="0cm" style:auto-text-indent="false" fo:background-color="transparent" text:number-lines="false" text:line-number="0">
        <style:tab-stops>
          <style:tab-stop style:position="17cm" style:type="right" style:leader-style="dotted" style:leader-text="."/>
        </style:tab-stops>
      </style:paragraph-properties>
      <style:text-properties officeooo:paragraph-rsid="0028eea5"/>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398322" style:font-size-asian="12pt" style:font-size-complex="12pt"/>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paragraph-rsid="004455c2" style:font-size-asian="12pt" style:font-size-complex="12pt"/>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98322" style:font-size-asian="12pt" style:font-size-complex="12pt"/>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paragraph-rsid="003bc671" style:font-size-asian="12pt" style:font-size-complex="12pt"/>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fo:font-size="12pt" officeooo:rsid="00407a49" officeooo:paragraph-rsid="0042c808" style:font-size-asian="12pt" style:font-size-complex="12pt"/>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07a49" officeooo:paragraph-rsid="00407a49" style:font-size-asian="12pt" style:font-size-complex="12pt"/>
    </style:style>
    <style:style style:name="P23"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b4b23" officeooo:paragraph-rsid="004b4b23" style:font-size-asian="12pt" style:font-size-complex="12pt"/>
    </style:style>
    <style:style style:name="P24"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e577b" officeooo:paragraph-rsid="004e577b" style:font-size-asian="12pt" style:font-size-complex="12pt"/>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42c808" officeooo:paragraph-rsid="0042c808" style:font-size-asian="12pt" style:font-size-complex="12pt"/>
    </style:style>
    <style:style style:name="P26"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officeooo:rsid="003f3d73" officeooo:paragraph-rsid="003f3d73" style:font-size-asian="12pt" style:font-size-complex="12pt"/>
    </style:style>
    <style:style style:name="P27"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fo:font-size="12pt" fo:font-weight="normal" officeooo:rsid="0046113f" officeooo:paragraph-rsid="004db48d" style:font-size-asian="12pt" style:font-weight-asian="normal" style:font-size-complex="12pt"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1" fo:font-size="12pt" officeooo:paragraph-rsid="004455c2" style:font-size-asian="12pt" style:font-size-complex="12pt"/>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snap-to-layout-grid="false"/>
      <style:text-properties style:font-name="Times New Roman1" fo:font-size="12pt" officeooo:rsid="00407a49" officeooo:paragraph-rsid="004455c2" style:font-size-asian="12pt" style:font-size-complex="12pt"/>
    </style:style>
    <style:style style:name="P30" style:family="paragraph" style:parent-style-name="Contents_20_Heading" style:master-page-name="">
      <style:paragraph-properties fo:margin-top="0cm" fo:margin-bottom="0cm" style:contextual-spacing="true" fo:line-height="150%" fo:text-align="center" style:justify-single-word="false" style:page-number="auto" fo:break-before="page"/>
      <style:text-properties style:font-name="Times New Roman1" fo:font-size="14pt" fo:font-weight="bold" officeooo:rsid="0028eea5" officeooo:paragraph-rsid="0028eea5" style:font-name-asian="Noto Sans CJK SC" style:font-size-asian="14pt" style:font-weight-asian="bold" style:font-name-complex="FreeSans1" style:font-size-complex="14pt" style:font-weight-complex="bold"/>
    </style:style>
    <style:style style:name="P31" style:family="paragraph" style:parent-style-name="Contents_20_Heading">
      <style:paragraph-properties fo:margin-top="0cm" fo:margin-bottom="0cm" style:contextual-spacing="true" fo:line-height="150%"/>
      <style:text-properties style:font-name="Times New Roman1" fo:font-size="14pt" style:font-size-asian="14pt" style:font-size-complex="14pt"/>
    </style:style>
    <style:style style:name="P32"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font-style-complex="italic"/>
    </style:style>
    <style:style style:name="P33"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font-weight-complex="bold"/>
    </style:style>
    <style:style style:name="P34" style:family="paragraph" style:parent-style-name="Standard">
      <style:paragraph-properties fo:margin-top="0cm" fo:margin-bottom="0cm" style:contextual-spacing="true" fo:text-align="center" style:justify-single-word="false"/>
      <style:text-properties fo:font-size="14pt" fo:font-weight="bold" officeooo:paragraph-rsid="003750ad" style:font-size-asian="14pt" style:font-weight-asian="bold" style:font-size-complex="14pt"/>
    </style:style>
    <style:style style:name="P35" style:family="paragraph" style:parent-style-name="Standard">
      <style:paragraph-properties fo:margin-top="0cm" fo:margin-bottom="0cm" style:contextual-spacing="true"/>
      <style:text-properties fo:font-size="14pt" fo:font-weight="bold" officeooo:paragraph-rsid="003750ad" style:font-size-asian="14pt" style:font-weight-asian="bold" style:font-size-complex="14pt"/>
    </style:style>
    <style:style style:name="P36" style:family="paragraph" style:parent-style-name="Standard">
      <style:paragraph-properties fo:margin-top="0cm" fo:margin-bottom="0cm" style:contextual-spacing="true"/>
      <style:text-properties fo:font-size="14pt" officeooo:paragraph-rsid="003750ad" style:font-size-asian="14pt" style:font-size-complex="14pt" style:font-weight-complex="bold"/>
    </style:style>
    <style:style style:name="P37" style:family="paragraph" style:parent-style-name="Standard">
      <style:paragraph-properties fo:margin-top="0cm" fo:margin-bottom="0cm" style:contextual-spacing="true" fo:text-align="center" style:justify-single-word="false"/>
      <style:text-properties fo:font-size="12pt" officeooo:paragraph-rsid="003750ad" style:font-size-asian="12pt" style:font-size-complex="12pt"/>
    </style:style>
    <style:style style:name="P38"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officeooo:paragraph-rsid="003750ad" style:font-size-asian="14pt" style:font-weight-asian="bold" style:font-size-complex="14pt"/>
    </style:style>
    <style:style style:name="P39" style:family="paragraph" style:parent-style-name="Standard">
      <style:paragraph-properties fo:text-align="center" style:justify-single-word="false"/>
      <style:text-properties fo:font-size="12pt" officeooo:paragraph-rsid="003750ad" style:font-size-asian="12pt" style:font-size-complex="12pt"/>
    </style:style>
    <style:style style:name="P40" style:family="paragraph" style:parent-style-name="Standard">
      <style:paragraph-properties fo:text-align="justify" style:justify-single-word="false"/>
      <style:text-properties fo:font-size="12pt" officeooo:paragraph-rsid="00398322" style:font-size-asian="12pt" style:font-size-complex="12pt"/>
    </style:style>
    <style:style style:name="P41" style:family="paragraph" style:parent-style-name="Standard">
      <style:paragraph-properties fo:text-align="justify" style:justify-single-word="false"/>
      <style:text-properties fo:font-size="12pt" officeooo:paragraph-rsid="003bc671" style:font-size-asian="12pt" style:font-size-complex="12pt"/>
    </style:style>
    <style:style style:name="P42" style:family="paragraph" style:parent-style-name="Standard">
      <style:paragraph-properties fo:text-align="justify" style:justify-single-word="false" style:snap-to-layout-grid="false"/>
      <style:text-properties fo:font-size="12pt" officeooo:rsid="00398322" officeooo:paragraph-rsid="00398322" style:font-size-asian="12pt" style:font-size-complex="12pt"/>
    </style:style>
    <style:style style:name="P43" style:family="paragraph" style:parent-style-name="Standard">
      <style:paragraph-properties fo:text-align="justify" style:justify-single-word="false" style:snap-to-layout-grid="false"/>
      <style:text-properties fo:font-size="12pt" officeooo:rsid="00398322" officeooo:paragraph-rsid="0042c808" style:font-size-asian="12pt" style:font-size-complex="12pt"/>
    </style:style>
    <style:style style:name="P44" style:family="paragraph" style:parent-style-name="Standard">
      <style:paragraph-properties fo:text-align="justify" style:justify-single-word="false" style:snap-to-layout-grid="false"/>
      <style:text-properties fo:font-size="12pt" officeooo:rsid="00407a49" officeooo:paragraph-rsid="00407a49" style:font-size-asian="12pt" style:font-size-complex="12pt"/>
    </style:style>
    <style:style style:name="P45" style:family="paragraph" style:parent-style-name="Standard">
      <style:paragraph-properties fo:text-align="justify" style:justify-single-word="false"/>
      <style:text-properties fo:font-size="12pt" officeooo:rsid="004b4b23" officeooo:paragraph-rsid="004b4b23" style:font-size-asian="12pt" style:font-size-complex="12pt"/>
    </style:style>
    <style:style style:name="P46" style:family="paragraph" style:parent-style-name="Standard">
      <style:paragraph-properties fo:text-align="start" style:justify-single-word="false"/>
      <style:text-properties style:font-name="Times New Roman1" fo:font-size="12pt" officeooo:paragraph-rsid="003750ad" style:font-size-asian="12pt" style:font-size-complex="12pt"/>
    </style:style>
    <style:style style:name="P47" style:family="paragraph" style:parent-style-name="Standard">
      <style:paragraph-properties fo:text-align="center" style:justify-single-word="false"/>
      <style:text-properties style:font-name="Times New Roman1" fo:font-size="12pt" officeooo:paragraph-rsid="003750ad" style:font-size-asian="12pt" style:font-size-complex="12pt"/>
    </style:style>
    <style:style style:name="P48" style:family="paragraph" style:parent-style-name="Standard">
      <style:paragraph-properties fo:text-align="start" style:justify-single-word="false"/>
      <style:text-properties style:font-name="Times New Roman1" fo:font-size="12pt" officeooo:rsid="003fc754" officeooo:paragraph-rsid="00407a49" style:font-size-asian="12pt" style:font-size-complex="12pt"/>
    </style:style>
    <style:style style:name="P49" style:family="paragraph" style:parent-style-name="Standard">
      <style:paragraph-properties fo:text-align="justify" style:justify-single-word="false"/>
      <style:text-properties style:font-name="Times New Roman1" fo:font-size="12pt" officeooo:rsid="004455c2" officeooo:paragraph-rsid="004455c2" style:font-size-asian="12pt" style:font-size-complex="12pt"/>
    </style:style>
    <style:style style:name="P50" style:family="paragraph" style:parent-style-name="Standard">
      <style:paragraph-properties fo:margin-left="0cm" fo:margin-right="-0.102cm" fo:margin-top="0cm" fo:margin-bottom="0cm" style:contextual-spacing="true" fo:line-height="100%" fo:text-align="center" style:justify-single-word="false" fo:text-indent="0cm" style:auto-text-indent="false"/>
      <style:text-properties style:font-name="Times New Roman" fo:font-size="14pt" officeooo:paragraph-rsid="003750ad" style:font-size-asian="14pt" style:font-size-complex="14pt"/>
    </style:style>
    <style:style style:name="P51"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officeooo:paragraph-rsid="003750ad" style:font-size-asian="14pt" style:font-size-complex="14pt"/>
    </style:style>
    <style:style style:name="P52" style:family="paragraph" style:parent-style-name="Standard">
      <style:paragraph-properties fo:margin-left="5.001cm" fo:margin-right="0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53" style:family="paragraph" style:parent-style-name="Standard">
      <style:paragraph-properties fo:margin-left="5.001cm" fo:margin-right="0cm" fo:margin-top="0cm" fo:margin-bottom="0cm" style:contextual-spacing="true" fo:text-indent="0cm" style:auto-text-indent="false"/>
      <style:text-properties fo:font-size="12pt" officeooo:paragraph-rsid="003750ad" style:font-size-asian="12pt" style:font-size-complex="12pt"/>
    </style:style>
    <style:style style:name="P54"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officeooo:paragraph-rsid="003750ad" style:font-size-asian="12pt" style:font-size-complex="12pt"/>
    </style:style>
    <style:style style:name="P55" style:family="paragraph" style:parent-style-name="Standard">
      <style:paragraph-properties fo:margin-left="5.001cm" fo:margin-right="-1.101cm" fo:margin-top="0cm" fo:margin-bottom="0cm" style:contextual-spacing="true" fo:text-indent="0cm" style:auto-text-indent="false"/>
      <style:text-properties fo:font-size="12pt" fo:font-weight="bold" officeooo:paragraph-rsid="003750ad" style:font-size-asian="12pt" style:font-weight-asian="bold" style:font-size-complex="12pt"/>
    </style:style>
    <style:style style:name="P56" style:family="paragraph" style:parent-style-name="Standard">
      <style:paragraph-properties fo:margin-left="5.001cm" fo:margin-right="-1.101cm" fo:margin-top="0cm" fo:margin-bottom="0cm" style:contextual-spacing="true" fo:text-indent="0cm" style:auto-text-indent="false"/>
      <style:text-properties fo:font-size="12pt" officeooo:paragraph-rsid="003750ad" style:font-size-asian="12pt" style:font-size-complex="12pt"/>
    </style:style>
    <style:style style:name="P57" style:family="paragraph" style:parent-style-name="Standard">
      <style:paragraph-properties fo:margin-left="9.001cm" fo:margin-right="-1.101cm" fo:margin-top="0cm" fo:margin-bottom="0cm" style:contextual-spacing="true" fo:text-indent="0cm" style:auto-text-indent="false"/>
      <style:text-properties fo:font-size="12pt" officeooo:paragraph-rsid="003750ad" style:font-size-asian="12pt" style:font-size-complex="12pt"/>
    </style:style>
    <style:style style:name="P58" style:family="paragraph" style:parent-style-name="Standard">
      <style:paragraph-properties fo:margin-left="7.502cm" fo:margin-right="-1.101cm" fo:margin-top="0cm" fo:margin-bottom="0cm" style:contextual-spacing="true" fo:text-indent="0cm" style:auto-text-indent="false"/>
      <style:text-properties fo:font-size="12pt" officeooo:paragraph-rsid="003750ad" style:font-size-asian="12pt" style:font-size-complex="12pt"/>
    </style:style>
    <style:style style:name="P59"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1" fo:font-size="14pt" officeooo:rsid="00207184" officeooo:paragraph-rsid="00398322" style:font-size-asian="14pt" style:font-size-complex="14pt"/>
    </style:style>
    <style:style style:name="P60"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font-name="Times New Roman1" fo:font-size="14pt" officeooo:rsid="00398322" officeooo:paragraph-rsid="00398322" style:font-size-asian="14pt" style:font-size-complex="14pt"/>
    </style:style>
    <style:style style:name="P61"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1" fo:font-size="14pt" fo:font-weight="normal" officeooo:rsid="00398322" officeooo:paragraph-rsid="00398322"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cm" fo:margin-top="0cm" fo:margin-bottom="0cm" style:contextual-spacing="true" fo:line-height="150%" fo:text-align="justify" style:justify-single-word="false" fo:orphans="0" fo:widows="0" fo:text-indent="1cm" style:auto-text-indent="false" fo:background-color="transparent"/>
      <style:text-properties style:text-position="0% 100%" style:font-name="Times New Roman1" fo:font-size="12pt" fo:font-weight="normal" officeooo:rsid="00398322" officeooo:paragraph-rsid="003bc671" style:font-size-asian="12pt" style:font-weight-asian="normal" style:font-size-complex="12pt" style:font-weight-complex="normal"/>
    </style:style>
    <style:style style:name="P63"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1" fo:font-size="12pt" fo:font-weight="normal" officeooo:rsid="00398322" officeooo:paragraph-rsid="003bc671" style:font-size-asian="12pt" style:font-weight-asian="normal" style:font-size-complex="12pt" style:font-weight-complex="normal"/>
    </style:style>
    <style:style style:name="P64" style:family="paragraph" style:parent-style-name="Standard">
      <loext:graphic-properties draw:fill="none"/>
      <style:paragraph-properties fo:margin-left="0cm" fo:margin-right="0cm" fo:margin-top="0cm" fo:margin-bottom="0cm" style:contextual-spacing="true" fo:line-height="150%" fo:text-align="justify" style:justify-single-word="false" fo:text-indent="1cm" style:auto-text-indent="false" fo:background-color="transparent"/>
      <style:text-properties style:text-position="0% 100%" style:font-name="Times New Roman1" fo:font-size="12pt" fo:font-weight="normal" officeooo:rsid="00398322" officeooo:paragraph-rsid="00398322" style:font-size-asian="12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1cm" style:auto-text-indent="false"/>
      <style:text-properties fo:font-size="14pt" officeooo:paragraph-rsid="00398322" style:font-size-asian="14pt" style:font-size-complex="14pt"/>
    </style:style>
    <style:style style:name="P66" style:family="paragraph" style:parent-style-name="Standard">
      <style:paragraph-properties fo:margin-left="0cm" fo:margin-right="0cm" fo:text-align="justify" style:justify-single-word="false" fo:text-indent="1cm" style:auto-text-indent="false"/>
      <style:text-properties officeooo:paragraph-rsid="00398322"/>
    </style:style>
    <style:style style:name="P67" style:family="paragraph" style:parent-style-name="Standard">
      <style:paragraph-properties fo:margin-left="0cm" fo:margin-right="0cm" fo:text-align="justify" style:justify-single-word="false" fo:text-indent="1cm" style:auto-text-indent="false"/>
      <style:text-properties officeooo:paragraph-rsid="003bc671"/>
    </style:style>
    <style:style style:name="P68" style:family="paragraph" style:parent-style-name="Standard">
      <style:paragraph-properties fo:margin-left="0cm" fo:margin-right="0cm" fo:text-align="justify" style:justify-single-word="false" fo:text-indent="1cm" style:auto-text-indent="false"/>
      <style:text-properties fo:font-size="12pt" officeooo:paragraph-rsid="00398322" style:font-size-asian="12pt" style:font-size-complex="12pt"/>
    </style:style>
    <style:style style:name="P69" style:family="paragraph" style:parent-style-name="Standard">
      <style:paragraph-properties fo:margin-left="0cm" fo:margin-right="0cm" fo:text-align="justify" style:justify-single-word="false" fo:text-indent="1cm" style:auto-text-indent="false"/>
      <style:text-properties fo:font-size="12pt" officeooo:paragraph-rsid="003bc671" style:font-size-asian="12pt" style:font-size-complex="12pt"/>
    </style:style>
    <style:style style:name="P70" style:family="paragraph" style:parent-style-name="Standard">
      <style:paragraph-properties fo:margin-left="0cm" fo:margin-right="0cm" fo:text-indent="1cm" style:auto-text-indent="false"/>
      <style:text-properties fo:font-size="12pt" officeooo:paragraph-rsid="003bc671" style:font-size-asian="12pt" style:font-size-complex="12pt"/>
    </style:style>
    <style:style style:name="P71" style:family="paragraph" style:parent-style-name="Standard">
      <loext:graphic-properties draw:fill="solid" draw:fill-color="#ffffff"/>
      <style:paragraph-properties fo:margin-left="0cm" fo:margin-right="0cm" fo:text-indent="1cm" style:auto-text-indent="false" fo:background-color="#ffffff"/>
      <style:text-properties fo:font-size="12pt" officeooo:paragraph-rsid="003bc671" style:font-size-asian="12pt" style:font-size-complex="12pt"/>
    </style:style>
    <style:style style:name="P72" style:family="paragraph" style:parent-style-name="Standard">
      <style:paragraph-properties fo:margin-left="0cm" fo:margin-right="0cm" fo:text-align="justify" style:justify-single-word="false" fo:text-indent="1cm" style:auto-text-indent="false"/>
      <style:text-properties fo:font-size="12pt" fo:font-weight="bold" officeooo:paragraph-rsid="003bc671" style:font-size-asian="12pt" style:font-weight-asian="bold" style:font-size-complex="12pt"/>
    </style:style>
    <style:style style:name="P73" style:family="paragraph" style:parent-style-name="Standard">
      <style:paragraph-properties fo:margin-left="0cm" fo:margin-right="0cm" fo:text-align="justify" style:justify-single-word="false" fo:text-indent="1cm" style:auto-text-indent="false"/>
      <style:text-properties fo:font-size="12pt" fo:font-weight="bold" officeooo:paragraph-rsid="00491855" style:font-size-asian="12pt" style:font-weight-asian="bold" style:font-size-complex="12pt"/>
    </style:style>
    <style:style style:name="P74" style:family="paragraph" style:parent-style-name="Standard">
      <style:paragraph-properties fo:margin-left="0cm" fo:margin-right="0cm" fo:text-align="justify" style:justify-single-word="false" fo:text-indent="1cm" style:auto-text-indent="false"/>
      <style:text-properties fo:font-size="12pt" fo:font-weight="bold" officeooo:paragraph-rsid="004ab954" style:font-size-asian="12pt" style:font-weight-asian="bold" style:font-size-complex="12pt"/>
    </style:style>
    <style:style style:name="P75" style:family="paragraph" style:parent-style-name="Standard">
      <style:paragraph-properties fo:margin-left="0cm" fo:margin-right="0cm" fo:text-align="justify" style:justify-single-word="false" fo:text-indent="1cm" style:auto-text-indent="false"/>
      <style:text-properties fo:font-size="12pt" fo:font-weight="bold" officeooo:paragraph-rsid="004b4b23" style:font-size-asian="12pt" style:font-weight-asian="bold" style:font-size-complex="12pt"/>
    </style:style>
    <style:style style:name="P76"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officeooo:paragraph-rsid="003bc671" style:font-size-asian="12pt" style:font-size-complex="12pt"/>
    </style:style>
    <style:style style:name="P77"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113f"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996c" style:font-size-asian="12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6cae6" style:font-size-asian="12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05e8" style:font-size-asian="12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1cm" style:auto-text-indent="false"/>
      <style:text-properties fo:font-size="12pt" fo:font-weight="normal" officeooo:rsid="0046113f" officeooo:paragraph-rsid="004db48d" style:font-size-asian="12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1cm" style:auto-text-indent="false"/>
      <style:text-properties fo:font-size="12pt" fo:font-weight="normal" officeooo:rsid="0046cae6" officeooo:paragraph-rsid="0046cae6" style:font-size-asian="12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1cm" style:auto-text-indent="false"/>
      <style:text-properties fo:font-size="12pt" fo:font-weight="normal" officeooo:rsid="00491855" officeooo:paragraph-rsid="004d05e8" style:font-size-asian="12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ab954" style:font-size-asian="12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1cm" style:auto-text-indent="false"/>
      <style:text-properties fo:font-size="12pt" fo:font-weight="normal" officeooo:rsid="004ab954" officeooo:paragraph-rsid="004db48d" style:font-size-asian="12pt" style:font-weight-asian="normal" style:font-size-complex="12pt" style:font-weight-complex="normal"/>
    </style:style>
    <style:style style:name="P86" style:family="paragraph" style:parent-style-name="Standard">
      <style:paragraph-properties fo:margin-left="0cm" fo:margin-right="0cm" fo:text-indent="1cm" style:auto-text-indent="false"/>
      <style:text-properties officeooo:paragraph-rsid="003bc671"/>
    </style:style>
    <style:style style:name="P87" style:family="paragraph" style:parent-style-name="Standard">
      <style:paragraph-properties fo:margin-left="0cm" fo:margin-right="0cm" fo:text-align="justify" style:justify-single-word="false" fo:text-indent="1cm" style:auto-text-indent="false"/>
      <style:text-properties style:font-name="Times New Roman1" fo:font-size="12pt" officeooo:paragraph-rsid="004455c2" style:font-size-asian="12pt" style:font-size-complex="12pt"/>
    </style:style>
    <style:style style:name="P88" style:family="paragraph" style:parent-style-name="Standard">
      <style:paragraph-properties fo:margin-left="0cm" fo:margin-right="-1.101cm" fo:margin-top="0cm" fo:margin-bottom="0cm" style:contextual-spacing="true" fo:text-indent="0cm" style:auto-text-indent="false"/>
      <style:text-properties style:text-position="super 58%" fo:font-size="12pt" officeooo:paragraph-rsid="003750ad" style:font-size-asian="12pt" style:font-size-complex="12pt"/>
    </style:style>
    <style:style style:name="P89" style:family="paragraph" style:parent-style-name="Heading_20_2">
      <style:paragraph-properties fo:margin-left="0.416cm" fo:margin-right="0cm" fo:text-indent="1cm" style:auto-text-indent="false"/>
      <style:text-properties officeooo:paragraph-rsid="003bc671"/>
    </style:style>
    <style:style style:name="P90" style:family="paragraph" style:parent-style-name="Standard" style:master-page-name="First_20_Page">
      <style:paragraph-properties fo:text-align="center" style:justify-single-word="false" style:page-number="auto"/>
      <style:text-properties fo:font-size="12pt" officeooo:paragraph-rsid="003750ad" style:font-size-asian="12pt" style:font-size-complex="12pt" style:font-weight-complex="bold"/>
    </style:style>
    <style:style style:name="P91" style:family="paragraph" style:parent-style-name="Standard" style:list-style-name="">
      <style:paragraph-properties fo:margin-left="0cm" fo:margin-right="0.002cm" fo:text-align="center" style:justify-single-word="false" fo:text-indent="0cm" style:auto-text-indent="false"/>
      <style:text-properties fo:font-size="14pt" fo:font-weight="bold" officeooo:paragraph-rsid="003750ad" style:font-size-asian="14pt" style:font-weight-asian="bold" style:font-size-complex="14pt" style:font-style-complex="italic"/>
    </style:style>
    <style:style style:name="P92" style:family="paragraph" style:parent-style-name="Standard" style:list-style-name="L1">
      <loext:graphic-properties draw:fill="none"/>
      <style:paragraph-properties fo:margin-top="0cm" fo:margin-bottom="0cm" style:contextual-spacing="true" fo:line-height="150%" fo:text-align="justify" style:justify-single-word="false" fo:background-color="transparent"/>
      <style:text-properties style:font-name="Times New Roman1" fo:font-size="14pt" officeooo:rsid="003eb6e5" officeooo:paragraph-rsid="003eb6e5" style:font-size-asian="14pt" style:font-size-complex="14pt"/>
    </style:style>
    <style:style style:name="P93" style:family="paragraph" style:parent-style-name="Standard" style:list-style-name="L1">
      <loext:graphic-properties draw:fill="none"/>
      <style:paragraph-properties fo:margin-top="0cm" fo:margin-bottom="0cm" style:contextual-spacing="true" fo:line-height="150%" fo:text-align="center" style:justify-single-word="false" fo:background-color="transparent"/>
      <style:text-properties style:font-name="Times New Roman1" fo:font-size="14pt" officeooo:rsid="003eb6e5" officeooo:paragraph-rsid="003eb6e5" style:font-size-asian="14pt" style:font-size-complex="14pt"/>
    </style:style>
    <style:style style:name="P94"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officeooo:paragraph-rsid="00398322" style:font-size-asian="14pt" style:font-weight-asian="bold" style:font-size-complex="14pt" fo:hyphenate="true" fo:hyphenation-remain-char-count="2" fo:hyphenation-push-char-count="2" loext:hyphenation-no-caps="false"/>
    </style:style>
    <style:style style:name="P95"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6113f" officeooo:paragraph-rsid="0046cae6" style:font-size-asian="12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d05e8" officeooo:paragraph-rsid="004d05e8" style:font-size-asian="12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91855" officeooo:paragraph-rsid="004ab954" style:font-size-asian="12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1cm" style:auto-text-indent="false"/>
      <style:text-properties style:text-position="0% 100%" fo:font-size="12pt" fo:font-weight="normal" officeooo:rsid="004db48d" officeooo:paragraph-rsid="004db48d" style:font-size-asian="12pt" style:font-weight-asian="normal" style:font-size-complex="12pt" style:font-weight-complex="normal"/>
    </style:style>
    <style:style style:name="P99"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00" style:family="paragraph" style:parent-style-name="Standard">
      <style:paragraph-properties fo:margin-left="0cm" fo:margin-right="0cm" fo:text-align="justify" style:justify-single-word="false" fo:hyphenation-ladder-count="no-limit" fo:text-indent="1cm" style:auto-text-indent="false"/>
      <style:text-properties fo:font-size="12pt" officeooo:paragraph-rsid="00577531" style:font-size-asian="12pt" style:font-size-complex="12pt" fo:hyphenate="true" fo:hyphenation-remain-char-count="2" fo:hyphenation-push-char-count="2" loext:hyphenation-no-caps="false"/>
    </style:style>
    <style:style style:name="P101" style:family="paragraph" style:parent-style-name="Standard">
      <style:paragraph-properties fo:margin-left="0cm" fo:margin-right="0cm" fo:text-align="justify" style:justify-single-word="false" fo:text-indent="1cm" style:auto-text-indent="false"/>
      <style:text-properties fo:font-size="12pt" fo:font-weight="normal" officeooo:paragraph-rsid="003bc671" style:font-size-asian="12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1cm" style:auto-text-indent="false"/>
      <style:text-properties fo:font-size="12pt" fo:font-weight="normal" officeooo:paragraph-rsid="00577531" style:font-size-asian="12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1cm" style:auto-text-indent="false"/>
      <style:text-properties fo:font-size="12pt" fo:font-weight="normal" officeooo:rsid="00577531" officeooo:paragraph-rsid="00577531" style:font-size-asian="12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1cm" style:auto-text-indent="false"/>
      <style:text-properties fo:font-size="12pt" fo:font-weight="normal" officeooo:rsid="00577531" officeooo:paragraph-rsid="005935bd" style:font-size-asian="12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1cm" style:auto-text-indent="false"/>
      <style:text-properties fo:font-size="12pt" fo:font-weight="normal" officeooo:rsid="005935bd" officeooo:paragraph-rsid="005935bd" style:font-size-asian="12pt" style:font-weight-asian="normal" style:font-size-complex="12pt" style:font-weight-complex="normal"/>
    </style:style>
    <style:style style:name="P106" style:family="paragraph" style:parent-style-name="Standard">
      <loext:graphic-properties draw:fill="none"/>
      <style:paragraph-properties fo:margin-left="0cm" fo:margin-right="0cm" fo:text-align="center" style:justify-single-word="false" fo:text-indent="0cm" style:auto-text-indent="false" fo:background-color="transparent" style:snap-to-layout-grid="false"/>
      <style:text-properties style:text-position="0% 100%" fo:font-size="12pt" fo:font-weight="normal" officeooo:rsid="004db48d" officeooo:paragraph-rsid="004db48d" style:font-size-asian="12pt" style:font-weight-asian="normal" style:font-size-complex="12pt" style:font-weight-complex="normal"/>
    </style:style>
    <style:style style:name="P107"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2ae4f7" officeooo:paragraph-rsid="002ae4f7" style:font-size-asian="14pt" style:font-size-complex="14pt"/>
    </style:style>
    <style:style style:name="P108" style:family="paragraph" style:parent-style-name="Standard" style:list-style-name="L2">
      <loext:graphic-properties draw:fill="none"/>
      <style:paragraph-properties fo:margin-left="0cm" fo:margin-right="0cm" fo:margin-top="0cm" fo:margin-bottom="0cm" style:contextual-spacing="true" fo:line-height="150%" fo:text-align="justify" style:justify-single-word="false" fo:text-indent="1.199cm" style:auto-text-indent="false" fo:background-color="transparent"/>
      <style:text-properties style:font-name="Times New Roman1" fo:font-size="14pt" officeooo:rsid="001acf09" officeooo:paragraph-rsid="0019df6a" style:font-size-asian="14pt" style:font-size-complex="14pt"/>
    </style:style>
    <style:style style:name="P109"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110"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185bc" style:font-size-asian="12pt" style:font-size-complex="12pt" fo:hyphenate="true" fo:hyphenation-remain-char-count="2" fo:hyphenation-push-char-count="2" loext:hyphenation-no-caps="false"/>
    </style:style>
    <style:style style:name="P111"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3bc671" style:font-size-asian="12pt" style:font-size-complex="12pt" fo:hyphenate="true" fo:hyphenation-remain-char-count="2" fo:hyphenation-push-char-count="2" loext:hyphenation-no-caps="false"/>
    </style:style>
    <style:style style:name="P112"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2f888" style:font-size-asian="12pt" style:font-size-complex="12pt" fo:hyphenate="true" fo:hyphenation-remain-char-count="2" fo:hyphenation-push-char-count="2" loext:hyphenation-no-caps="false"/>
    </style:style>
    <style:style style:name="P113"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paragraph-rsid="00533b69" style:font-size-asian="12pt" style:font-size-complex="12pt" fo:hyphenate="true" fo:hyphenation-remain-char-count="2" fo:hyphenation-push-char-count="2" loext:hyphenation-no-caps="false"/>
    </style:style>
    <style:style style:name="P114"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15"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paragraph-rsid="003bc671" style:font-size-asian="12pt" style:font-size-complex="12pt" fo:hyphenate="true" fo:hyphenation-remain-char-count="2" fo:hyphenation-push-char-count="2" loext:hyphenation-no-caps="false"/>
    </style:style>
    <style:style style:name="P116"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185bc" officeooo:paragraph-rsid="005185bc" style:font-size-asian="12pt" style:font-size-complex="12pt" fo:hyphenate="true" fo:hyphenation-remain-char-count="2" fo:hyphenation-push-char-count="2" loext:hyphenation-no-caps="false"/>
    </style:style>
    <style:style style:name="P117"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185bc" officeooo:paragraph-rsid="005185bc" style:font-size-asian="12pt" style:font-size-complex="12pt" fo:hyphenate="true" fo:hyphenation-remain-char-count="2" fo:hyphenation-push-char-count="2" loext:hyphenation-no-caps="false"/>
    </style:style>
    <style:style style:name="P118"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2f888" officeooo:paragraph-rsid="0052f888" style:font-size-asian="12pt" style:font-size-complex="12pt" fo:hyphenate="true" fo:hyphenation-remain-char-count="2" fo:hyphenation-push-char-count="2" loext:hyphenation-no-caps="false"/>
    </style:style>
    <style:style style:name="P119"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33b69" officeooo:paragraph-rsid="00533b69" style:font-size-asian="12pt" style:font-size-complex="12pt" fo:hyphenate="true" fo:hyphenation-remain-char-count="2" fo:hyphenation-push-char-count="2" loext:hyphenation-no-caps="false"/>
    </style:style>
    <style:style style:name="P120" style:family="paragraph" style:parent-style-name="Абзац_20_списка">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officeooo:rsid="00533b69" officeooo:paragraph-rsid="00550da0" style:font-size-asian="12pt" style:font-size-complex="12pt" fo:hyphenate="true" fo:hyphenation-remain-char-count="2" fo:hyphenation-push-char-count="2" loext:hyphenation-no-caps="false"/>
    </style:style>
    <style:style style:name="P121"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rsid="005587ea" officeooo:paragraph-rsid="005587ea" style:font-size-asian="12pt" style:font-size-complex="12pt" fo:hyphenate="true" fo:hyphenation-remain-char-count="2" fo:hyphenation-push-char-count="2" loext:hyphenation-no-caps="false"/>
    </style:style>
    <style:style style:name="P122" style:family="paragraph" style:parent-style-name="Абзац_20_списка">
      <style:paragraph-properties fo:margin-left="0cm" fo:margin-right="0cm" fo:text-align="justify" style:justify-single-word="false" fo:hyphenation-ladder-count="no-limit" fo:text-indent="1cm" style:auto-text-indent="false"/>
      <style:text-properties fo:font-size="12pt" officeooo:rsid="005587ea" officeooo:paragraph-rsid="00577531" style:font-size-asian="12pt" style:font-size-complex="12pt" fo:hyphenate="true" fo:hyphenation-remain-char-count="2" fo:hyphenation-push-char-count="2" loext:hyphenation-no-caps="false"/>
    </style:style>
    <style:style style:name="P123" style:family="paragraph" style:parent-style-name="Абзац_20_списка" style:list-style-name="WW8Num70">
      <style:paragraph-properties fo:margin-left="0cm" fo:margin-right="0cm" fo:text-align="justify" style:justify-single-word="false" fo:hyphenation-ladder-count="no-limit" fo:text-indent="0cm" style:auto-text-indent="false">
        <style:tab-stops>
          <style:tab-stop style:position="0.751cm"/>
        </style:tab-stops>
      </style:paragraph-properties>
      <style:text-properties fo:font-size="12pt" officeooo:paragraph-rsid="005185bc" style:font-size-asian="12pt" style:font-size-complex="12pt" fo:hyphenate="true" fo:hyphenation-remain-char-count="2" fo:hyphenation-push-char-count="2" loext:hyphenation-no-caps="false"/>
    </style:style>
    <style:style style:name="P124" style:family="paragraph" style:parent-style-name="Основной_20_абзац">
      <style:paragraph-properties fo:margin-left="0cm" fo:margin-right="0cm" fo:line-height="100%" fo:text-indent="1cm" style:auto-text-indent="false"/>
      <style:text-properties officeooo:paragraph-rsid="003bc671"/>
    </style:style>
    <style:style style:name="P125" style:family="paragraph" style:parent-style-name="Основной_20_абзац">
      <style:paragraph-properties fo:margin-left="0cm" fo:margin-right="0cm" fo:line-height="100%" fo:text-indent="1cm" style:auto-text-indent="false"/>
      <style:text-properties officeooo:rsid="00550da0" officeooo:paragraph-rsid="00550da0"/>
    </style:style>
    <style:style style:name="T1" style:family="text">
      <style:text-properties fo:font-weight="normal" officeooo:rsid="0011a1c5" style:font-weight-asian="normal" style:font-weight-complex="normal"/>
    </style:style>
    <style:style style:name="T2" style:family="text">
      <style:text-properties style:font-name="Times New Roman1" fo:font-size="14pt" style:font-size-asian="14pt" style:font-size-complex="14pt"/>
    </style:style>
    <style:style style:name="T3" style:family="text">
      <style:text-properties style:font-name="Times New Roman1" fo:font-size="14pt" officeooo:rsid="0011a1c5" style:font-size-asian="14pt" style:font-size-complex="14pt"/>
    </style:style>
    <style:style style:name="T4" style:family="text">
      <style:text-properties style:font-name="Times New Roman1" fo:font-size="14pt" officeooo:rsid="00207184" style:font-size-asian="14pt" style:font-size-complex="14pt"/>
    </style:style>
    <style:style style:name="T5" style:family="text">
      <style:text-properties style:font-name="Times New Roman1" fo:font-size="14pt" officeooo:rsid="0028eea5" style:font-size-asian="14pt" style:font-size-complex="14pt"/>
    </style:style>
    <style:style style:name="T6" style:family="text">
      <style:text-properties style:font-name="Times New Roman1" fo:font-size="14pt" officeooo:rsid="002ba9e0" style:font-size-asian="14pt" style:font-size-complex="14pt"/>
    </style:style>
    <style:style style:name="T7" style:family="text">
      <style:text-properties style:font-name="Times New Roman1" fo:font-size="14pt" officeooo:rsid="002e99d0" style:font-size-asian="14pt" style:font-size-complex="14pt"/>
    </style:style>
    <style:style style:name="T8" style:family="text">
      <style:text-properties style:font-name="Times New Roman1" fo:font-size="14pt" officeooo:rsid="0036a004" style:font-size-asian="14pt" style:font-size-complex="14pt"/>
    </style:style>
    <style:style style:name="T9" style:family="text">
      <style:text-properties style:font-name="Times New Roman1" fo:font-size="14pt" officeooo:rsid="004e577b" style:font-size-asian="14pt" style:font-size-complex="14pt"/>
    </style:style>
    <style:style style:name="T10" style:family="text">
      <style:text-properties style:font-name="Times New Roman1" fo:font-size="14pt" officeooo:rsid="0028eea5" style:font-size-asian="14pt" style:font-name-complex="FreeSans2" style:font-size-complex="14pt"/>
    </style:style>
    <style:style style:name="T11" style:family="text">
      <style:text-properties style:font-name="Times New Roman1" fo:font-size="14pt" officeooo:rsid="002ba9e0" style:font-size-asian="14pt" style:font-name-complex="FreeSans2" style:font-size-complex="14pt"/>
    </style:style>
    <style:style style:name="T12" style:family="text">
      <style:text-properties fo:font-weight="bold" officeooo:rsid="0011a1c5" style:font-weight-asian="bold" style:font-weight-complex="normal"/>
    </style:style>
    <style:style style:name="T13" style:family="text">
      <style:text-properties officeooo:rsid="002ba9e0"/>
    </style:style>
    <style:style style:name="T14" style:family="text">
      <style:text-properties style:text-position="0% 100%"/>
    </style:style>
    <style:style style:name="T15" style:family="text">
      <style:text-properties style:text-position="0% 100%" fo:font-weight="bold" style:font-weight-asian="bold" style:font-weight-complex="normal"/>
    </style:style>
    <style:style style:name="T16" style:family="text">
      <style:text-properties style:text-position="0% 100%" fo:font-weight="normal" style:font-weight-asian="normal" style:font-weight-complex="normal"/>
    </style:style>
    <style:style style:name="T17" style:family="text">
      <style:text-properties style:text-position="0% 100%" style:text-underline-style="solid" style:text-underline-width="auto" style:text-underline-color="font-color" fo:font-weight="bold" style:font-weight-asian="bold" style:font-weight-complex="normal"/>
    </style:style>
    <style:style style:name="T18" style:family="text">
      <style:text-properties style:text-position="0% 100%" officeooo:rsid="0046996c"/>
    </style:style>
    <style:style style:name="T19" style:family="text">
      <style:text-properties style:text-position="0% 100%" officeooo:rsid="0046cae6"/>
    </style:style>
    <style:style style:name="T20" style:family="text">
      <style:text-properties style:text-position="0% 100%" fo:font-size="12pt" style:font-size-asian="12pt" style:font-size-complex="12pt"/>
    </style:style>
    <style:style style:name="T21" style:family="text">
      <style:text-properties style:text-position="0% 100%" fo:font-size="12pt" officeooo:rsid="00533b69" style:font-size-asian="12pt" style:font-size-complex="12pt"/>
    </style:style>
    <style:style style:name="T22" style:family="text">
      <style:text-properties style:text-position="0% 100%" officeooo:rsid="00491855"/>
    </style:style>
    <style:style style:name="T23" style:family="text">
      <style:text-properties style:text-position="0% 100%" officeooo:rsid="004ab954"/>
    </style:style>
    <style:style style:name="T24" style:family="text">
      <style:text-properties style:text-position="0% 100%" officeooo:rsid="004b4b23"/>
    </style:style>
    <style:style style:name="T25" style:family="text">
      <style:text-properties style:text-position="0% 100%" style:font-name="Times New Roman1" officeooo:rsid="004455c2"/>
    </style:style>
    <style:style style:name="T26" style:family="text">
      <style:text-properties style:text-position="0% 100%" officeooo:rsid="004d05e8"/>
    </style:style>
    <style:style style:name="T27" style:family="text">
      <style:text-properties style:text-position="0% 100%" style:font-name="Liberation Serif1" officeooo:rsid="004d05e8"/>
    </style:style>
    <style:style style:name="T28" style:family="text">
      <style:text-properties style:text-position="0% 100%" style:font-name="Liberation Serif" officeooo:rsid="004d05e8"/>
    </style:style>
    <style:style style:name="T29" style:family="text">
      <style:text-properties style:text-position="0% 100%" style:font-name="Liberation Serif" officeooo:rsid="004ab954"/>
    </style:style>
    <style:style style:name="T30" style:family="text">
      <style:text-properties style:text-position="0% 100%" style:font-name="Liberation Serif" officeooo:rsid="004b4b23"/>
    </style:style>
    <style:style style:name="T31" style:family="text">
      <style:text-properties style:text-position="0% 100%" officeooo:rsid="004db48d"/>
    </style:style>
    <style:style style:name="T32" style:family="text">
      <style:text-properties style:text-position="0% 100%" officeooo:rsid="005185bc"/>
    </style:style>
    <style:style style:name="T33" style:family="text">
      <style:text-properties style:text-position="0% 100%" officeooo:rsid="0052f888"/>
    </style:style>
    <style:style style:name="T34" style:family="text">
      <style:text-properties style:text-position="0% 100%" officeooo:rsid="00550da0"/>
    </style:style>
    <style:style style:name="T35" style:family="text">
      <style:text-properties style:text-position="0% 100%" officeooo:rsid="00577531"/>
    </style:style>
    <style:style style:name="T36" style:family="text">
      <style:text-properties style:text-position="0% 100%" officeooo:rsid="005935bd"/>
    </style:style>
    <style:style style:name="T37" style:family="text">
      <style:text-properties fo:font-size="12pt" style:text-underline-style="solid" style:text-underline-width="auto" style:text-underline-color="font-color" style:font-size-asian="12pt" style:font-size-complex="12pt"/>
    </style:style>
    <style:style style:name="T38" style:family="text">
      <style:text-properties fo:font-size="12pt" style:text-underline-style="solid" style:text-underline-width="auto" style:text-underline-color="font-color" fo:font-weight="bold" style:font-size-asian="12pt" style:font-weight-asian="bold" style:font-size-complex="12pt"/>
    </style:style>
    <style:style style:name="T39" style:family="text">
      <style:text-properties fo:font-size="12pt" fo:font-weight="bold" style:font-size-asian="12pt" style:font-weight-asian="bold" style:font-size-complex="12pt"/>
    </style:style>
    <style:style style:name="T40" style:family="text">
      <style:text-properties fo:font-size="12pt" style:font-size-asian="12pt" style:font-size-complex="12pt"/>
    </style:style>
    <style:style style:name="T41" style:family="text">
      <style:text-properties fo:font-size="12pt" style:font-size-asian="12pt" style:font-size-complex="12pt" style:font-weight-complex="bold"/>
    </style:style>
    <style:style style:name="T42" style:family="text">
      <style:text-properties fo:font-size="12pt" fo:font-style="italic" fo:background-color="#ffff00" loext:char-shading-value="0" style:font-size-asian="12pt" style:font-style-asian="italic" style:font-size-complex="12pt"/>
    </style:style>
    <style:style style:name="T43" style:family="text">
      <style:text-properties fo:font-size="12pt" fo:language="ru" fo:country="RU" fo:font-style="italic" fo:background-color="#ffff00" loext:char-shading-value="0" style:font-size-asian="12pt" style:font-style-asian="italic" style:font-size-complex="12pt"/>
    </style:style>
    <style:style style:name="T44" style:family="text">
      <style:text-properties fo:font-size="12pt" fo:language="en" fo:country="US" style:text-underline-style="solid" style:text-underline-width="auto" style:text-underline-color="font-color" style:font-size-asian="12pt" style:font-size-complex="12pt"/>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577531" style:font-size-asian="12pt" style:font-weight-asian="normal" style:font-size-complex="12pt" style:font-weight-complex="normal"/>
    </style:style>
    <style:style style:name="T47" style:family="text">
      <style:text-properties fo:font-size="12pt" fo:font-weight="normal" officeooo:rsid="005935bd" style:font-size-asian="12pt" style:font-weight-asian="normal" style:font-size-complex="12pt" style:font-weight-complex="normal"/>
    </style:style>
    <style:style style:name="T48" style:family="text">
      <style:text-properties officeooo:rsid="003750ad"/>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750ad"/>
    </style:style>
    <style:style style:name="T51" style:family="text">
      <style:text-properties style:text-underline-style="solid" style:text-underline-width="auto" style:text-underline-color="font-color" fo:font-weight="bold" officeooo:rsid="0011a1c5" style:font-weight-asian="bold" style:font-weight-complex="normal"/>
    </style:style>
    <style:style style:name="T52" style:family="text">
      <style:text-properties officeooo:rsid="00398322"/>
    </style:style>
    <style:style style:name="T53" style:family="text">
      <style:text-properties style:text-position="sub 58%"/>
    </style:style>
    <style:style style:name="T54" style:family="text">
      <style:text-properties style:text-position="sub 58%" fo:font-weight="normal" style:font-weight-asian="normal" style:font-weight-complex="normal"/>
    </style:style>
    <style:style style:name="T55" style:family="text">
      <style:text-properties style:text-position="sub 58%" officeooo:rsid="0046996c"/>
    </style:style>
    <style:style style:name="T56" style:family="text">
      <style:text-properties style:text-position="sub 58%" officeooo:rsid="0046cae6"/>
    </style:style>
    <style:style style:name="T57" style:family="text">
      <style:text-properties style:text-position="sub 58%" officeooo:rsid="00491855"/>
    </style:style>
    <style:style style:name="T58" style:family="text">
      <style:text-properties style:text-position="sub 58%" officeooo:rsid="004ab954"/>
    </style:style>
    <style:style style:name="T59" style:family="text">
      <style:text-properties style:text-position="sub 58%" officeooo:rsid="004b4b23"/>
    </style:style>
    <style:style style:name="T60" style:family="text">
      <style:text-properties style:text-position="sub 58%" style:font-name="Liberation Serif" officeooo:rsid="0046996c"/>
    </style:style>
    <style:style style:name="T61" style:family="text">
      <style:text-properties style:text-position="sub 58%" style:font-name="Liberation Serif" officeooo:rsid="004ab954"/>
    </style:style>
    <style:style style:name="T62" style:family="text">
      <style:text-properties style:text-position="sub 58%" style:font-name="Liberation Serif" officeooo:rsid="004b4b23"/>
    </style:style>
    <style:style style:name="T63" style:family="text">
      <style:text-properties style:text-position="sub 58%" officeooo:rsid="004db48d"/>
    </style:style>
    <style:style style:name="T64" style:family="text">
      <style:text-properties style:text-position="sub 58%" officeooo:rsid="005185bc"/>
    </style:style>
    <style:style style:name="T65" style:family="text">
      <style:text-properties style:text-position="sub 58%" fo:font-size="12pt" style:font-size-asian="12pt" style:font-size-complex="12pt"/>
    </style:style>
    <style:style style:name="T66" style:family="text">
      <style:text-properties style:text-position="sub 58%" fo:font-size="12pt" officeooo:rsid="00533b69" style:font-size-asian="12pt" style:font-size-complex="12pt"/>
    </style:style>
    <style:style style:name="T67" style:family="text">
      <style:text-properties style:text-position="sub 58%" officeooo:rsid="00577531"/>
    </style:style>
    <style:style style:name="T68" style:family="text">
      <style:text-properties style:text-position="sub 58%" officeooo:rsid="005935bd"/>
    </style:style>
    <style:style style:name="T69" style:family="text">
      <style:text-properties officeooo:rsid="003d700d"/>
    </style:style>
    <style:style style:name="T70" style:family="text">
      <style:text-properties officeooo:rsid="0042c808"/>
    </style:style>
    <style:style style:name="T71" style:family="text">
      <style:text-properties officeooo:rsid="004b4b23"/>
    </style:style>
    <style:style style:name="T72" style:family="text">
      <style:text-properties officeooo:rsid="004d05e8"/>
    </style:style>
    <style:style style:name="T73" style:family="text">
      <style:text-properties officeooo:rsid="004db48d"/>
    </style:style>
    <style:style style:name="T74" style:family="text">
      <style:text-properties officeooo:rsid="004e577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Министерство науки и высшего образования Российской Федерации</text:p>
      <text:p text:style-name="P39">Федеральное автономное образовательное учреждение</text:p>
      <text:p text:style-name="P39">высшего образования</text:p>
      <text:p text:style-name="P39"/>
      <text:h text:style-name="P91" text:outline-level="8">Пермский национальный исследовательский</text:h>
      <text:h text:style-name="P91" text:outline-level="8">политехнический университет</text:h>
      <text:p text:style-name="P32"/>
      <text:p text:style-name="P37">Гуманитарный факультет</text:p>
      <text:p text:style-name="P37">Кафедра Экономика и финансы</text:p>
      <text:p text:style-name="P36"/>
      <text:p text:style-name="P36"/>
      <text:p text:style-name="P36"/>
      <text:p text:style-name="P36"/>
      <text:p text:style-name="P36"/>
      <text:p text:style-name="P36"/>
      <text:p text:style-name="P33">АНАЛИТИЧЕСКИЙ ОТЧЕТ №2</text:p>
      <text:p text:style-name="P33"/>
      <text:p text:style-name="P34">ЭКОНОМИКА ПРЕДПРИЯТИЯ.</text:p>
      <text:p text:style-name="P34">ЭФФЕКТИВНОСТЬ ИНВЕСТИЦИОННОГО ПРОЕКТА»</text:p>
      <text:p text:style-name="P38">Вариант <text:s/>№ : <text:span text:style-name="T48">12</text:span></text:p>
      <text:p text:style-name="P35"/>
      <text:p text:style-name="P52"/>
      <text:p text:style-name="P52"/>
      <text:p text:style-name="P52"/>
      <text:p text:style-name="P52"/>
      <text:p text:style-name="P52"/>
      <text:p text:style-name="P52"/>
      <text:p text:style-name="P52">Выполнил <text:s/>студент______________/ <text:span text:style-name="T50">Э.Ю. Миннахметов</text:span><text:span text:style-name="T48"> </text:span>/</text:p>
      <text:p text:style-name="P54">(подпись)<text:tab/> (инициалы, фамилия)</text:p>
      <text:p text:style-name="P53">Группа <text:span text:style-name="T50">РИС-19-1б</text:span></text:p>
      <text:p text:style-name="P52"/>
      <text:p text:style-name="P55"/>
      <text:p text:style-name="P52">Проверил__________/ <text:span text:style-name="T50">Е.К. Климова</text:span><text:span text:style-name="T48"> </text:span>/</text:p>
      <text:p text:style-name="P88"><text:tab/><text:tab/><text:tab/><text:tab/><text:tab/><text:tab/> (подпись)<text:tab/> <text:s text:c="11"/>(инициалы, фамилия)</text:p>
      <text:p text:style-name="P56"/>
      <text:p text:style-name="P56">Дата защиты __________ <text:tab/>Оценка_____________</text:p>
      <text:p text:style-name="P57"/>
      <text:p text:style-name="P58"/>
      <text:p text:style-name="P51"/>
      <text:p text:style-name="P51"/>
      <text:p text:style-name="P51"/>
      <text:p text:style-name="P51"/>
      <text:p text:style-name="P51"/>
      <text:p text:style-name="P51"/>
      <text:p text:style-name="P51"/>
      <text:p text:style-name="P51"/>
      <text:p text:style-name="P51">Пермь</text:p>
      <text:p text:style-name="P50">2021</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0">СОДЕРЖАНИЕ</text:p>
            <text:p text:style-name="P31"/>
          </text:index-title>
          <text:p text:style-name="P14"><text:span text:style-name="T5">Постановка задачи </text:span><text:span text:style-name="T7">варианта 1</text:span><text:span text:style-name="T9">2</text:span><text:a xlink:type="simple" xlink:href="#__RefHeading___Toc844_4149854179" text:style-name="Index_20_Link" text:visited-style-name="Index_20_Link"><text:span text:style-name="T2"><text:tab/></text:span></text:a><text:span text:style-name="T6">3</text:span></text:p>
          <text:p text:style-name="P15"><text:span text:style-name="T10">1 Экономическое содержание, функции и виды прибыли</text:span><text:a xlink:type="simple" xlink:href="#__RefHeading___Toc844_4149854179" text:style-name="Index_20_Link" text:visited-style-name="Index_20_Link"><text:span text:style-name="T2"><text:tab/></text:span></text:a><text:span text:style-name="T6">4</text:span></text:p>
          <text:p text:style-name="P15"><text:span text:style-name="T3">2 Показатели эффективности использования оборотного капитала</text:span><text:a xlink:type="simple" xlink:href="#__RefHeading___Toc844_4149854179" text:style-name="Index_20_Link" text:visited-style-name="Index_20_Link"><text:span text:style-name="T2"><text:tab/></text:span></text:a><text:span text:style-name="T8">6</text:span></text:p>
          <text:p text:style-name="P15"><text:span text:style-name="T4">3 Задача для самостоятельного решения</text:span><text:a xlink:type="simple" xlink:href="#__RefHeading___Toc844_4149854179" text:style-name="Index_20_Link" text:visited-style-name="Index_20_Link"><text:span text:style-name="T2"><text:tab/></text:span></text:a><text:span text:style-name="T8">9</text:span></text:p>
          <text:p text:style-name="P15"><text:span text:style-name="T10">Список использованн</text:span><text:span text:style-name="T11">ых источников</text:span><text:a xlink:type="simple" xlink:href="#__RefHeading___Toc844_4149854179" text:style-name="Index_20_Link" text:visited-style-name="Index_20_Link"><text:span text:style-name="T2"><text:tab/>1</text:span></text:a><text:span text:style-name="T8">1</text:span></text:p>
        </text:index-body>
      </text:table-of-content>
      <text:p text:style-name="P6"/>
      <text:p text:style-name="P9">Постановка задачи варианта 1<text:span text:style-name="T69">2</text:span></text:p>
      <text:p text:style-name="P7"/>
      <text:p text:style-name="P8">Данные, необходимые для выполнения аналитического отчета, представлены на таблице 1.</text:p>
      <text:p text:style-name="P8"/>
      <text:p text:style-name="P8">Таблица 1. Данные 12 варианта.</text:p>
      <table:table table:name="Таблица2" table:style-name="Таблица2">
        <table:table-column table:style-name="Таблица2.A"/>
        <table:table-column table:style-name="Таблица2.B"/>
        <table:table-row table:style-name="TableLine94401059056016">
          <table:table-cell table:style-name="Таблица2.A1" office:value-type="string">
            <text:p text:style-name="P12">Показатель</text:p>
          </table:table-cell>
          <table:table-cell table:style-name="Таблица2.A1" office:value-type="string">
            <text:p text:style-name="P13">Данные</text:p>
          </table:table-cell>
        </table:table-row>
        <table:table-row table:style-name="TableLine94401060885376">
          <table:table-cell table:style-name="Таблица2.A1" office:value-type="string">
            <text:p text:style-name="P46">Объем производства и продаж товара 1, шт.</text:p>
          </table:table-cell>
          <table:table-cell table:style-name="Таблица2.A1" office:value-type="string">
            <text:p text:style-name="P47">5500</text:p>
          </table:table-cell>
        </table:table-row>
        <table:table-row table:style-name="TableLine94401060717504">
          <table:table-cell table:style-name="Таблица2.A1" office:value-type="string">
            <text:p text:style-name="P46">Объем производства и продаж товара <text:span text:style-name="T48">2</text:span>, шт.</text:p>
          </table:table-cell>
          <table:table-cell table:style-name="Таблица2.A1" office:value-type="string">
            <text:p text:style-name="P47">3000</text:p>
          </table:table-cell>
        </table:table-row>
        <table:table-row table:style-name="TableLine94401060717936">
          <table:table-cell table:style-name="Таблица2.A1" office:value-type="string">
            <text:p text:style-name="P46">Объем производства и продаж товара <text:span text:style-name="T48">3</text:span>, шт.</text:p>
          </table:table-cell>
          <table:table-cell table:style-name="Таблица2.A1" office:value-type="string">
            <text:p text:style-name="P47"><text:span text:style-name="T48">5</text:span>000</text:p>
          </table:table-cell>
        </table:table-row>
        <table:table-row table:style-name="TableLine94401060718592">
          <table:table-cell table:style-name="Таблица2.A1" office:value-type="string">
            <text:p text:style-name="P46">Материалы Т1, руб.</text:p>
          </table:table-cell>
          <table:table-cell table:style-name="Таблица2.A1" office:value-type="string">
            <text:p text:style-name="P47">250</text:p>
          </table:table-cell>
        </table:table-row>
        <table:table-row table:style-name="TableLine94401060719408">
          <table:table-cell table:style-name="Таблица2.A1" office:value-type="string">
            <text:p text:style-name="P46">Материалы Т<text:span text:style-name="T48">2</text:span>, руб.</text:p>
          </table:table-cell>
          <table:table-cell table:style-name="Таблица2.A1" office:value-type="string">
            <text:p text:style-name="P47">250</text:p>
          </table:table-cell>
        </table:table-row>
        <table:table-row table:style-name="TableLine94401060720176">
          <table:table-cell table:style-name="Таблица2.A1" office:value-type="string">
            <text:p text:style-name="P46">Материалы Т<text:span text:style-name="T48">3</text:span>, руб.</text:p>
          </table:table-cell>
          <table:table-cell table:style-name="Таблица2.A1" office:value-type="string">
            <text:p text:style-name="P10">400</text:p>
          </table:table-cell>
        </table:table-row>
        <table:table-row table:style-name="TableLine94401060720992">
          <table:table-cell table:style-name="Таблица2.A1" office:value-type="string">
            <text:p text:style-name="P46">Сдельная ЗП Т1, руб.</text:p>
          </table:table-cell>
          <table:table-cell table:style-name="Таблица2.A1" office:value-type="string">
            <text:p text:style-name="P10">110</text:p>
          </table:table-cell>
        </table:table-row>
        <table:table-row table:style-name="TableLine94401059796416">
          <table:table-cell table:style-name="Таблица2.A1" office:value-type="string">
            <text:p text:style-name="P46">Сдельная ЗП Т<text:span text:style-name="T48">2</text:span>, руб.</text:p>
          </table:table-cell>
          <table:table-cell table:style-name="Таблица2.A1" office:value-type="string">
            <text:p text:style-name="P10">100</text:p>
          </table:table-cell>
        </table:table-row>
        <table:table-row table:style-name="TableLine94401059797424">
          <table:table-cell table:style-name="Таблица2.A1" office:value-type="string">
            <text:p text:style-name="P46">Сдельная ЗП Т<text:span text:style-name="T48">3</text:span>, руб.</text:p>
          </table:table-cell>
          <table:table-cell table:style-name="Таблица2.A1" office:value-type="string">
            <text:p text:style-name="P10">80</text:p>
          </table:table-cell>
        </table:table-row>
        <table:table-row table:style-name="TableLine94401059798240">
          <table:table-cell table:style-name="Таблица2.A1" office:value-type="string">
            <text:p text:style-name="P46">Первоначальная стоимость оборудования, руб.</text:p>
          </table:table-cell>
          <table:table-cell table:style-name="Таблица2.A1" office:value-type="string">
            <text:p text:style-name="P10">1 900 000</text:p>
          </table:table-cell>
        </table:table-row>
        <table:table-row table:style-name="TableLine94401059799056">
          <table:table-cell table:style-name="Таблица2.A1" office:value-type="string">
            <text:p text:style-name="P46">Срок полезного использования оборудования, лет</text:p>
          </table:table-cell>
          <table:table-cell table:style-name="Таблица2.A1" office:value-type="string">
            <text:p text:style-name="P10">10</text:p>
          </table:table-cell>
        </table:table-row>
        <table:table-row table:style-name="TableLine94401059799872">
          <table:table-cell table:style-name="Таблица2.A1" office:value-type="string">
            <text:p text:style-name="P46"><text:span text:style-name="T52">О</text:span>клады АУП за год по предприятию, руб.</text:p>
          </table:table-cell>
          <table:table-cell table:style-name="Таблица2.A1" office:value-type="string">
            <text:p text:style-name="P10">1 200 000</text:p>
          </table:table-cell>
        </table:table-row>
        <table:table-row table:style-name="TableLine94401059800688">
          <table:table-cell table:style-name="Таблица2.A1" office:value-type="string">
            <text:p text:style-name="P46"><text:span text:style-name="T52">Р</text:span>асходы на содержание и эксплуатацию оборудования, руб.</text:p>
          </table:table-cell>
          <table:table-cell table:style-name="Таблица2.A1" office:value-type="string">
            <text:p text:style-name="P10">500 000</text:p>
          </table:table-cell>
        </table:table-row>
        <table:table-row table:style-name="TableLine94401059801504">
          <table:table-cell table:style-name="Таблица2.A1" office:value-type="string">
            <text:p text:style-name="P46">Услуги связи, руб.</text:p>
          </table:table-cell>
          <table:table-cell table:style-name="Таблица2.A1" office:value-type="string">
            <text:p text:style-name="P10">150 000</text:p>
          </table:table-cell>
        </table:table-row>
        <table:table-row table:style-name="TableLine94401059802320">
          <table:table-cell table:style-name="Таблица2.A1" office:value-type="string">
            <text:p text:style-name="P46">Аренда помещения, руб.</text:p>
          </table:table-cell>
          <table:table-cell table:style-name="Таблица2.A1" office:value-type="string">
            <text:p text:style-name="P10">1 000 000</text:p>
          </table:table-cell>
        </table:table-row>
        <table:table-row table:style-name="TableLine94401059803168">
          <table:table-cell table:style-name="Таблица2.A1" office:value-type="string">
            <text:p text:style-name="P46">Прочие общехозяйственные расходы, руб.</text:p>
          </table:table-cell>
          <table:table-cell table:style-name="Таблица2.A1" office:value-type="string">
            <text:p text:style-name="P10">170 000</text:p>
          </table:table-cell>
        </table:table-row>
        <table:table-row table:style-name="TableLine94401059804016">
          <table:table-cell table:style-name="Таблица2.A1" office:value-type="string">
            <text:p text:style-name="P46">Затраты на рекламу, руб.</text:p>
          </table:table-cell>
          <table:table-cell table:style-name="Таблица2.A1" office:value-type="string">
            <text:p text:style-name="P10">160 000</text:p>
          </table:table-cell>
        </table:table-row>
        <table:table-row table:style-name="TableLine94401059804864">
          <table:table-cell table:style-name="Таблица2.A1" office:value-type="string">
            <text:p text:style-name="P46">Величина оборотных средств, руб.</text:p>
          </table:table-cell>
          <table:table-cell table:style-name="Таблица2.A1" office:value-type="string">
            <text:p text:style-name="P10">6 000 000</text:p>
          </table:table-cell>
        </table:table-row>
        <table:table-row table:style-name="TableLine94401059805712">
          <table:table-cell table:style-name="Таблица2.A1" office:value-type="string">
            <text:p text:style-name="P46">Цена товара 1, руб.</text:p>
          </table:table-cell>
          <table:table-cell table:style-name="Таблица2.A1" office:value-type="string">
            <text:p text:style-name="P10">1 000</text:p>
          </table:table-cell>
        </table:table-row>
        <table:table-row table:style-name="TableLine94401059806560">
          <table:table-cell table:style-name="Таблица2.A1" office:value-type="string">
            <text:p text:style-name="P46">Цена товара <text:span text:style-name="T48">2</text:span>, руб.</text:p>
          </table:table-cell>
          <table:table-cell table:style-name="Таблица2.A1" office:value-type="string">
            <text:p text:style-name="P10">600</text:p>
          </table:table-cell>
        </table:table-row>
        <table:table-row table:style-name="TableLine94401059807408">
          <table:table-cell table:style-name="Таблица2.A1" office:value-type="string">
            <text:p text:style-name="P46">Цена товара <text:span text:style-name="T48">3</text:span>, руб.</text:p>
          </table:table-cell>
          <table:table-cell table:style-name="Таблица2.A1" office:value-type="string">
            <text:p text:style-name="P10">800</text:p>
          </table:table-cell>
        </table:table-row>
        <table:table-row table:style-name="TableLine94401059808256">
          <table:table-cell table:style-name="Таблица2.A1" office:value-type="string">
            <text:p text:style-name="P46">Доход от использования оборудования в 1 год</text:p>
          </table:table-cell>
          <table:table-cell table:style-name="Таблица2.A1" office:value-type="string">
            <text:p text:style-name="P10">420 000</text:p>
          </table:table-cell>
        </table:table-row>
        <table:table-row table:style-name="TableLine94401059809104">
          <table:table-cell table:style-name="Таблица2.A1" office:value-type="string">
            <text:p text:style-name="P46">Доход от использования оборудования в <text:span text:style-name="T48">2</text:span> год</text:p>
          </table:table-cell>
          <table:table-cell table:style-name="Таблица2.A1" office:value-type="string">
            <text:p text:style-name="P10">400 000</text:p>
          </table:table-cell>
        </table:table-row>
        <table:table-row table:style-name="TableLine94401059809952">
          <table:table-cell table:style-name="Таблица2.A1" office:value-type="string">
            <text:p text:style-name="P46">Доход от использования оборудования в <text:span text:style-name="T48">3</text:span> год</text:p>
          </table:table-cell>
          <table:table-cell table:style-name="Таблица2.A1" office:value-type="string">
            <text:p text:style-name="P10">450 000</text:p>
          </table:table-cell>
        </table:table-row>
        <table:table-row table:style-name="TableLine94401061168784">
          <table:table-cell table:style-name="Таблица2.A1" office:value-type="string">
            <text:p text:style-name="P46"><text:span text:style-name="T48">С</text:span>тавка банковского процента</text:p>
          </table:table-cell>
          <table:table-cell table:style-name="Таблица2.A1" office:value-type="string">
            <text:p text:style-name="P10">22</text:p>
          </table:table-cell>
        </table:table-row>
        <table:table-row table:style-name="TableLine94401061169552">
          <table:table-cell table:style-name="Таблица2.A1" office:value-type="string">
            <text:p text:style-name="P46">Цена продажи оборудования</text:p>
          </table:table-cell>
          <table:table-cell table:style-name="Таблица2.A1" office:value-type="string">
            <text:p text:style-name="P10">1 500 000</text:p>
          </table:table-cell>
        </table:table-row>
      </table:table>
      <text:p text:style-name="P3"/>
      <text:p text:style-name="P4">Из предоставленных данных следует, что:</text:p>
      <text:list xml:id="list917237608" text:style-name="L1">
        <text:list-item>
          <text:p text:style-name="P92">первоначальная стоимость оборудования — 1 900 000 руб.;</text:p>
        </text:list-item>
        <text:list-item>
          <text:p text:style-name="P92">срок полезного использования оборудования — 10 лет;</text:p>
        </text:list-item>
        <text:list-item>
          <text:p text:style-name="P92">оклады АУП за год по предприятию — 1 200 000 руб.;</text:p>
        </text:list-item>
        <text:list-item>
          <text:p text:style-name="P92"><text:soft-page-break/>расходы на содержание и эксплуатацию оборудования, услуги связи, аренду помещения и прочие общехозяйственные расходы за год по предприятию в целом:</text:p>
          <text:p text:style-name="P93">500 000 + 150 000 + 1 000 000 + 170 000 = 1 820 000 руб.;</text:p>
        </text:list-item>
        <text:list-item>
          <text:p text:style-name="P92">затраты на рекламу за год по предприятию в целом — 160 000 руб.;</text:p>
        </text:list-item>
        <text:list-item>
          <text:p text:style-name="P92">величина оборотных средств предприятия — 6 000 000 руб.</text:p>
        </text:list-item>
      </text:list>
      <text:p text:style-name="P3"/>
      <text:p text:style-name="P59"><text:span text:style-name="T51">Задание 1:</text:span><text:span text:style-name="T12"> Рассчитать величину амортизационных отчислений линейным способом. </text:span><text:span text:style-name="T1">Амортизация начисляется только на производственное оборудование, на арендованное помещение амортизация не начисляется.</text:span></text:p>
      <text:p text:style-name="P60"><text:span text:style-name="T1">Н</text:span><text:span text:style-name="T54">а</text:span><text:span text:style-name="T16"> = 1 / Т * 100% = 1 / 10 лет / 100% = 10%</text:span></text:p>
      <text:p text:style-name="P60"><text:span text:style-name="T16">А = С</text:span><text:span text:style-name="T54">перв</text:span><text:span text:style-name="T16"> * Н</text:span><text:span text:style-name="T54">а</text:span><text:span text:style-name="T16"> / 100 = 1 900 000 * 10 / 100 = 190 000 рублей</text:span></text:p>
      <text:p text:style-name="P61"/>
      <text:p text:style-name="P60"><text:span text:style-name="T17">Задание 2:</text:span><text:span text:style-name="T15"> Составить калькуляции себестоимости для каждой товара. </text:span><text:span text:style-name="T16">Общепроизводственные (цеховые) и общехозяйственные (заводские) расходы распределяются пропорционально основной заработной плате основных рабочих, внепроизводственные (коммерческие) расходы распределяются пропорционально заводской себестоимости.</text:span></text:p>
      <text:p text:style-name="P65">Алгоритм выполнения данного задания:</text:p>
      <text:list xml:id="list4109819052" text:style-name="WW8Num70">
        <text:list-header>
          <text:p text:style-name="P94"><text:span text:style-name="T74">1. </text:span>Определить прямые затраты на единицу каждого товара;</text:p>
        </text:list-header>
      </text:list>
      <text:p text:style-name="P66">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0">Статьи прямых затрат</text:p>
          </table:table-cell>
          <table:table-cell table:style-name="Таблица3.A1" office:value-type="string">
            <text:p text:style-name="P18">Товар 1</text:p>
          </table:table-cell>
          <table:table-cell table:style-name="Таблица3.A1" office:value-type="string">
            <text:p text:style-name="P18">Товар 2</text:p>
          </table:table-cell>
          <table:table-cell table:style-name="Таблица3.A1" office:value-type="string">
            <text:p text:style-name="P18">Товар 3</text:p>
          </table:table-cell>
        </table:table-row>
        <table:table-row table:style-name="Таблица3.1">
          <table:table-cell table:style-name="Таблица3.A1" office:value-type="string">
            <text:p text:style-name="P42">Материалы</text:p>
          </table:table-cell>
          <table:table-cell table:style-name="Таблица3.A1" office:value-type="string">
            <text:p text:style-name="P26">250</text:p>
          </table:table-cell>
          <table:table-cell table:style-name="Таблица3.A1" office:value-type="string">
            <text:p text:style-name="P26">250</text:p>
          </table:table-cell>
          <table:table-cell table:style-name="Таблица3.A1" office:value-type="string">
            <text:p text:style-name="P26">400</text:p>
          </table:table-cell>
        </table:table-row>
        <table:table-row table:style-name="Таблица3.1">
          <table:table-cell table:style-name="Таблица3.A1" office:value-type="string">
            <text:p text:style-name="P42">Сдельная ЗП</text:p>
          </table:table-cell>
          <table:table-cell table:style-name="Таблица3.A1" office:value-type="string">
            <text:p text:style-name="P26">110</text:p>
          </table:table-cell>
          <table:table-cell table:style-name="Таблица3.A1" office:value-type="string">
            <text:p text:style-name="P26">100</text:p>
          </table:table-cell>
          <table:table-cell table:style-name="Таблица3.A1" office:value-type="string">
            <text:p text:style-name="P26">80</text:p>
          </table:table-cell>
        </table:table-row>
        <table:table-row table:style-name="Таблица3.1">
          <table:table-cell table:style-name="Таблица3.A4" office:value-type="string">
            <text:p text:style-name="P43">Взносы на соц. Страхование</text:p>
          </table:table-cell>
          <table:table-cell table:style-name="Таблица3.A4" office:value-type="string">
            <text:p text:style-name="P25">33</text:p>
          </table:table-cell>
          <table:table-cell table:style-name="Таблица3.A4" office:value-type="string">
            <text:p text:style-name="P25">30</text:p>
          </table:table-cell>
          <table:table-cell table:style-name="Таблица3.A4" office:value-type="string">
            <text:p text:style-name="P25">24</text:p>
          </table:table-cell>
        </table:table-row>
        <table:table-row table:style-name="Таблица3.1">
          <table:table-cell table:style-name="Таблица3.A1" office:value-type="string">
            <text:p text:style-name="P40">Итого прямые затраты, руб.</text:p>
          </table:table-cell>
          <table:table-cell table:style-name="Таблица3.A1" office:value-type="string">
            <text:p text:style-name="P26">3<text:span text:style-name="T70">93</text:span></text:p>
          </table:table-cell>
          <table:table-cell table:style-name="Таблица3.A1" office:value-type="string">
            <text:p text:style-name="P26">3<text:span text:style-name="T70">80</text:span></text:p>
          </table:table-cell>
          <table:table-cell table:style-name="Таблица3.A1" office:value-type="string">
            <text:p text:style-name="P25">504</text:p>
          </table:table-cell>
        </table:table-row>
      </table:table>
      <text:p text:style-name="P68">2. Все косвенные затраты разделить на три группы: Общепроизводственные, общехозяйственные расходы, внепроизводственные расходы;</text:p>
      <text:p text:style-name="P66">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40">Статьи косвенных затрат</text:p>
          </table:table-cell>
          <table:table-cell table:style-name="Таблица4.A1" office:value-type="string">
            <text:p text:style-name="P68">Сумма за год, руб.</text:p>
          </table:table-cell>
          <table:table-cell table:style-name="Таблица4.A1" office:value-type="string">
            <text:p text:style-name="P68">Вид косвенных затрат</text:p>
          </table:table-cell>
        </table:table-row>
        <table:table-row table:style-name="Таблица4.2">
          <table:table-cell table:style-name="Таблица4.A1" office:value-type="string">
            <text:p text:style-name="P40">Амортизационные отчисления</text:p>
          </table:table-cell>
          <table:table-cell table:style-name="Таблица4.A1" office:value-type="string">
            <text:p text:style-name="P26">190 000</text:p>
          </table:table-cell>
          <table:table-cell table:style-name="Таблица4.A1" office:value-type="string">
            <text:p text:style-name="P17">общепроизводственные расходы</text:p>
          </table:table-cell>
        </table:table-row>
        <table:table-row table:style-name="Таблица4.3">
          <table:table-cell table:style-name="Таблица4.A1" office:value-type="string">
            <text:p text:style-name="P40">Оклады АУП предприятия</text:p>
          </table:table-cell>
          <table:table-cell table:style-name="Таблица4.A1" office:value-type="string">
            <text:p text:style-name="P26">1 20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40">Взносы на соц. Страхование</text:p>
          </table:table-cell>
          <table:table-cell table:style-name="Таблица4.A1" office:value-type="string">
            <text:p text:style-name="P26">360 000</text:p>
          </table:table-cell>
          <table:table-cell table:style-name="Таблица4.A1" office:value-type="string">
            <text:p text:style-name="P16">общепроизводственные расходы</text:p>
          </table:table-cell>
        </table:table-row>
        <table:table-row table:style-name="Таблица4.3">
          <table:table-cell table:style-name="Таблица4.A1" office:value-type="string">
            <text:p text:style-name="P48"><text:span text:style-name="T52">Р</text:span>асходы на содержание и <text:soft-page-break/>эксплуатацию оборудования</text:p>
          </table:table-cell>
          <table:table-cell table:style-name="Таблица4.A1" office:value-type="string">
            <text:p text:style-name="P22">50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1" office:value-type="string">
            <text:p text:style-name="P44">Услуги связи</text:p>
          </table:table-cell>
          <table:table-cell table:style-name="Таблица4.A1" office:value-type="string">
            <text:p text:style-name="P22">15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1" office:value-type="string">
            <text:p text:style-name="P44">Аренда помещения</text:p>
          </table:table-cell>
          <table:table-cell table:style-name="Таблица4.A1" office:value-type="string">
            <text:p text:style-name="P22">1 000 000</text:p>
          </table:table-cell>
          <table:table-cell table:style-name="Таблица4.A1" office:value-type="string">
            <text:p text:style-name="P20">Общехозяйственные расходы</text:p>
          </table:table-cell>
        </table:table-row>
        <table:table-row table:style-name="Таблица4.3">
          <table:table-cell table:style-name="Таблица4.A8" office:value-type="string">
            <text:p text:style-name="P44">Прочие общехозяйственные расходы</text:p>
          </table:table-cell>
          <table:table-cell table:style-name="Таблица4.A8" office:value-type="string">
            <text:p text:style-name="P22">170 000</text:p>
          </table:table-cell>
          <table:table-cell table:style-name="Таблица4.A8" office:value-type="string">
            <text:p text:style-name="P20">Общехозяйственные расходы</text:p>
          </table:table-cell>
        </table:table-row>
        <table:table-row table:style-name="Таблица4.3">
          <table:table-cell table:style-name="Таблица4.A8" office:value-type="string">
            <text:p text:style-name="P44">Затраты на рекламу</text:p>
          </table:table-cell>
          <table:table-cell table:style-name="Таблица4.A8" office:value-type="string">
            <text:p text:style-name="P22">160 000</text:p>
          </table:table-cell>
          <table:table-cell table:style-name="Таблица4.A8" office:value-type="string">
            <text:p text:style-name="P21"><text:span text:style-name="T70">В</text:span>непроизводственные расходы</text:p>
          </table:table-cell>
        </table:table-row>
        <table:table-row table:style-name="Таблица4.10">
          <table:table-cell table:style-name="Таблица4.A1" office:value-type="string">
            <text:p text:style-name="P40">Итого косвенные затраты</text:p>
          </table:table-cell>
          <table:table-cell table:style-name="Таблица4.A1" office:value-type="string">
            <text:p text:style-name="P25">3 730 000</text:p>
          </table:table-cell>
          <table:table-cell table:style-name="Таблица4.A1" office:value-type="string">
            <text:p text:style-name="P18">–</text:p>
          </table:table-cell>
        </table:table-row>
      </table:table>
      <text:p text:style-name="P68"/>
      <text:p text:style-name="P64">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able:table table:name="Таблица1" table:style-name="Таблица1">
        <table:table-column table:style-name="Таблица1.A"/>
        <table:table-column table:style-name="Таблица1.B"/>
        <table:table-row table:style-name="TableLine94401061391056">
          <table:table-cell table:style-name="Таблица1.A1" office:value-type="string">
            <text:p text:style-name="P11">Вид косвенных затрат</text:p>
          </table:table-cell>
          <table:table-cell table:style-name="Таблица1.A1" office:value-type="string">
            <text:p text:style-name="P87">Сумма за год, руб.</text:p>
          </table:table-cell>
        </table:table-row>
        <table:table-row table:style-name="TableLine94401061434928">
          <table:table-cell table:style-name="Таблица1.A1" office:value-type="string">
            <text:p text:style-name="P28">общепроизводственные расходы</text:p>
          </table:table-cell>
          <table:table-cell table:style-name="Таблица1.A1" office:value-type="string">
            <text:p text:style-name="P11">1 750 000</text:p>
          </table:table-cell>
        </table:table-row>
        <table:table-row table:style-name="TableLine94401061435200">
          <table:table-cell table:style-name="Таблица1.A1" office:value-type="string">
            <text:p text:style-name="P29">Общехозяйственные расходы</text:p>
          </table:table-cell>
          <table:table-cell table:style-name="Таблица1.A1" office:value-type="string">
            <text:p text:style-name="P11">1 820 000</text:p>
          </table:table-cell>
        </table:table-row>
        <table:table-row table:style-name="TableLine94401061435584">
          <table:table-cell table:style-name="Таблица1.A1" office:value-type="string">
            <text:p text:style-name="P29"><text:span text:style-name="T70">В</text:span>непроизводственные расходы</text:p>
          </table:table-cell>
          <table:table-cell table:style-name="Таблица1.A1" office:value-type="string">
            <text:p text:style-name="P11">160 000</text:p>
          </table:table-cell>
        </table:table-row>
        <table:table-row table:style-name="TableLine94401061436192">
          <table:table-cell table:style-name="Таблица1.A1" office:value-type="string">
            <text:p text:style-name="P49">Итого косвенные затраты</text:p>
          </table:table-cell>
          <table:table-cell table:style-name="Таблица1.A1" office:value-type="string">
            <text:p text:style-name="P11">3 730 000</text:p>
          </table:table-cell>
        </table:table-row>
      </table:table>
      <text:p text:style-name="P64"/>
      <text:p text:style-name="P72">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77">В формулах вычисления данных коэффициентов применяются суммы основных заработных плат основных работников в цехе, <text:s/>суммы основных заработных плат основных работников на заводе, <text:s/>суммы основных заработных плат основных работников на предприятии. Следовательно данные показатели необходимо вычислить:</text:p>
      <text:p text:style-name="P77">Для вычисления суммы основных заработных плат основных работников в цехе необходимо сложить произведения количества реализованных товаров со сдельной заработной платов соответствующего товара:</text:p>
      <text:p text:style-name="P79"/>
      <text:p text:style-name="P80"><text:span text:style-name="T18">S</text:span><text:span text:style-name="T55">осн. з. п. основ. рабоч в цехе </text:span><text:span text:style-name="T18">= </text:span><text:span text:style-name="T27">Σ</text:span><text:span text:style-name="T28">(С</text:span><text:span text:style-name="T60">осн. з. п. основ. рабоч в цехе </text:span><text:span text:style-name="T61">на товар </text:span><text:span text:style-name="T29">*</text:span><text:span text:style-name="T30">V</text:span><text:span text:style-name="T62">производства товара</text:span><text:span text:style-name="T28">)</text:span></text:p>
      <text:p text:style-name="P79"><text:span text:style-name="T18">S</text:span><text:span text:style-name="T55">осн. з. п. основ. рабоч в цехе </text:span><text:span text:style-name="T18">= 5500*110 + 3000*100 + 5000*80 = 1 305 000</text:span></text:p>
      <text:p text:style-name="P95"/>
      <text:p text:style-name="P81"><text:span text:style-name="T18">S</text:span><text:span text:style-name="T55">осн. з. п. основ. рабоч на заводе </text:span><text:span text:style-name="T18">= S</text:span><text:span text:style-name="T55">осн. з. п. основ. рабоч в цехе <text:s/></text:span><text:span text:style-name="T31">+ </text:span><text:span text:style-name="T18">S</text:span><text:span text:style-name="T63">окладов АУП</text:span></text:p>
      <text:p text:style-name="P79"><text:span text:style-name="T18">S</text:span><text:span text:style-name="T55">осн. з. п. основ. рабоч на заводе </text:span><text:span text:style-name="T18">= </text:span><text:span text:style-name="T19">1 200 000 + 1 305 000 </text:span><text:span text:style-name="T18">= </text:span><text:span text:style-name="T19">2</text:span><text:span text:style-name="T18"> </text:span><text:span text:style-name="T19">5</text:span><text:span text:style-name="T18">05 000</text:span></text:p>
      <text:p text:style-name="P72"/>
      <text:p text:style-name="P82">Далее, становится возможным вычислить требуемые коэффициенты:</text:p>
      <text:p text:style-name="P72"/>
      <text:p text:style-name="P77">K<text:span text:style-name="T53">общепр. </text:span><text:span text:style-name="T55">р</text:span><text:span text:style-name="T53">асходов</text:span><text:span text:style-name="T14"> = S</text:span><text:span text:style-name="T53">общепр. </text:span><text:span text:style-name="T55">р</text:span><text:span text:style-name="T53">асходов</text:span><text:span text:style-name="T14"> / S</text:span><text:span text:style-name="T53">осн. з. п. основ. рабоч в цехе </text:span><text:span text:style-name="T18">= 1 750 000 / 1 305 000 = 1,34</text:span></text:p>
      <text:p text:style-name="P78"><text:span text:style-name="T18">K</text:span><text:span text:style-name="T55">общехоз. расходов</text:span><text:span text:style-name="T18"> = S</text:span><text:span text:style-name="T55">общехоз. расходов</text:span><text:span text:style-name="T18"> / S</text:span><text:span text:style-name="T55">осн. з. п. основ. рабоч на заводе </text:span><text:span text:style-name="T18">= </text:span><text:span text:style-name="T19">1 820 000 / 2 505 000 = 0,73</text:span></text:p>
      <text:p text:style-name="P79"><text:span text:style-name="T18">K</text:span><text:span text:style-name="T56">РСЭО</text:span><text:span text:style-name="T18"> = S</text:span><text:span text:style-name="T56">РСЭО цеха</text:span><text:span text:style-name="T18"> / S</text:span><text:span text:style-name="T55">осн. з. п. основ. рабоч на заводе </text:span><text:span text:style-name="T18">= </text:span><text:span text:style-name="T19">500 000 / 2 505 000 = 0,2</text:span></text:p>
      <text:p text:style-name="P72"/>
      <text:p text:style-name="P72">4. Рассчитать величину общепроизводственных и общехозяйственных расходов, внепроизводственных расходов на единицу каждого товара;</text:p>
      <text:p text:style-name="P73"/>
      <text:p text:style-name="P84">Помимо величин <text:s/>общепроизводственных, общехозяйственных расходов и <text:s/>внепроизводственных расходов, потребуеются коэффициенты затрат на каждый вид товара. Вычисление <text:span text:style-name="T72">будут проводиться по формулам</text:span>:</text:p>
      <text:p text:style-name="P84"/>
      <text:p text:style-name="P83"><text:span text:style-name="T14">K</text:span><text:span text:style-name="T53">затрат на товар</text:span><text:span text:style-name="T14"> </text:span><text:span text:style-name="T23">= </text:span><text:span text:style-name="T26">(С</text:span><text:span text:style-name="T55">осн. з. п. основ. рабоч в цехе </text:span><text:span text:style-name="T58">на товар </text:span><text:span text:style-name="T23">*</text:span><text:span text:style-name="T24">V</text:span><text:span text:style-name="T59">производства товара</text:span><text:span text:style-name="T26">)</text:span><text:span text:style-name="T58"> </text:span><text:span text:style-name="T23">/ </text:span><text:span text:style-name="T18">S</text:span><text:span text:style-name="T55">осн. з. п. основ. рабоч в цехе</text:span></text:p>
      <text:p text:style-name="P80"><text:span text:style-name="T18">S</text:span><text:span text:style-name="T55">общепр. Расходов </text:span><text:span text:style-name="T57">на </text:span><text:span text:style-name="T58">единицу товара </text:span><text:span text:style-name="T22">= </text:span><text:span text:style-name="T26">(</text:span><text:span text:style-name="T18">S</text:span><text:span text:style-name="T55">общепр. Расходов</text:span><text:span text:style-name="T18"> * </text:span><text:span text:style-name="T22">K</text:span><text:span text:style-name="T57">затрат на товар</text:span><text:span text:style-name="T26">)</text:span><text:span text:style-name="T22"> / </text:span><text:span text:style-name="T24">V</text:span><text:span text:style-name="T59">производства товара</text:span></text:p>
      <text:p text:style-name="P80"><text:soft-page-break/><text:span text:style-name="T24">S</text:span><text:span text:style-name="T59">обще</text:span><text:span text:style-name="T58">хоз</text:span><text:span text:style-name="T59">. </text:span><text:span text:style-name="T55">Р</text:span><text:span text:style-name="T59">асходов </text:span><text:span text:style-name="T57">на </text:span><text:span text:style-name="T58">единицу товара </text:span><text:span text:style-name="T22">= </text:span><text:span text:style-name="T26">(</text:span><text:span text:style-name="T24">S</text:span><text:span text:style-name="T59">обще</text:span><text:span text:style-name="T58">хоз</text:span><text:span text:style-name="T59">. </text:span><text:span text:style-name="T55">Р</text:span><text:span text:style-name="T59">асходов</text:span><text:span text:style-name="T24"> * </text:span><text:span text:style-name="T22">K</text:span><text:span text:style-name="T57">затрат на товар</text:span><text:span text:style-name="T26">)</text:span><text:span text:style-name="T22"> / </text:span><text:span text:style-name="T24">V</text:span><text:span text:style-name="T59">производства товара</text:span></text:p>
      <text:p text:style-name="P80"><text:span text:style-name="T24">S</text:span><text:span text:style-name="T59">внепроизв. </text:span><text:span text:style-name="T55">Р</text:span><text:span text:style-name="T59">асходов </text:span><text:span text:style-name="T57">на </text:span><text:span text:style-name="T58">единицу товара </text:span><text:span text:style-name="T22">= </text:span><text:span text:style-name="T26">(</text:span><text:span text:style-name="T24">S</text:span><text:span text:style-name="T59">внепроизв. </text:span><text:span text:style-name="T55">Р</text:span><text:span text:style-name="T59">асходов</text:span><text:span text:style-name="T24"> * </text:span><text:span text:style-name="T22">K</text:span><text:span text:style-name="T57">затрат на товар</text:span><text:span text:style-name="T26">)</text:span><text:span text:style-name="T22"> / </text:span><text:span text:style-name="T24">V</text:span><text:span text:style-name="T59">производства товара</text:span></text:p>
      <text:p text:style-name="P73"/>
      <text:p text:style-name="P96">Однако, коэффициент затрат на товар можно сократить и получить:</text:p>
      <text:p text:style-name="P96"/>
      <text:p text:style-name="P81"><text:span text:style-name="T18">S</text:span><text:span text:style-name="T55">общепр. Расходов </text:span><text:span text:style-name="T57">на </text:span><text:span text:style-name="T58">единицу товара </text:span><text:span text:style-name="T22">= </text:span><text:span text:style-name="T26">(</text:span><text:span text:style-name="T18">S</text:span><text:span text:style-name="T55">общепр. Расходов</text:span><text:span text:style-name="T18"> * </text:span><text:span text:style-name="T26">С</text:span><text:span text:style-name="T55">осн. з. п. основ. рабоч в цехе </text:span><text:span text:style-name="T58">на товар </text:span><text:span text:style-name="T26">) / </text:span><text:span text:style-name="T18">S</text:span><text:span text:style-name="T55">осн. з. п. основ. рабоч в цехе</text:span></text:p>
      <text:p text:style-name="P81"><text:span text:style-name="T24">S</text:span><text:span text:style-name="T59">обще</text:span><text:span text:style-name="T58">хоз</text:span><text:span text:style-name="T59">. </text:span><text:span text:style-name="T55">Р</text:span><text:span text:style-name="T59">асходов </text:span><text:span text:style-name="T57">на </text:span><text:span text:style-name="T58">единицу товара </text:span><text:span text:style-name="T22">= </text:span><text:span text:style-name="T26">(</text:span><text:span text:style-name="T24">S</text:span><text:span text:style-name="T59">обще</text:span><text:span text:style-name="T58">хоз</text:span><text:span text:style-name="T59">. </text:span><text:span text:style-name="T55">Р</text:span><text:span text:style-name="T59">асходов</text:span><text:span text:style-name="T24"> * </text:span><text:span text:style-name="T26">С</text:span><text:span text:style-name="T55">осн. з. п. основ. рабоч в цехе </text:span><text:span text:style-name="T58">на товар </text:span><text:span text:style-name="T26">)</text:span><text:span text:style-name="T22"> / </text:span><text:span text:style-name="T18">S</text:span><text:span text:style-name="T55">осн. з. п. основ. рабоч в цехе</text:span></text:p>
      <text:p text:style-name="P81"><text:span text:style-name="T24">S</text:span><text:span text:style-name="T59">внепроизв. </text:span><text:span text:style-name="T55">Р</text:span><text:span text:style-name="T59">асходов </text:span><text:span text:style-name="T57">на </text:span><text:span text:style-name="T58">единицу товара </text:span><text:span text:style-name="T22">= </text:span><text:span text:style-name="T26">(</text:span><text:span text:style-name="T24">S</text:span><text:span text:style-name="T59">внепроизв. </text:span><text:span text:style-name="T55">Р</text:span><text:span text:style-name="T59">асходов</text:span><text:span text:style-name="T24"> * </text:span><text:span text:style-name="T26">С</text:span><text:span text:style-name="T55">осн. з. п. основ. рабоч в цехе </text:span><text:span text:style-name="T58">на товар </text:span><text:span text:style-name="T26">)</text:span><text:span text:style-name="T22"> / </text:span><text:span text:style-name="T18">S</text:span><text:span text:style-name="T55">осн. з. п. основ. рабоч в цехе</text:span></text:p>
      <text:p text:style-name="P97"/>
      <text:p text:style-name="P98">Необходимые формулы получены, теперь следует провести вычисления.</text:p>
      <text:p text:style-name="P84"><text:span text:style-name="T73">Вычисление</text:span> общепроизводственных расходов:</text:p>
      <text:p text:style-name="P74"/>
      <text:p text:style-name="P81"><text:span text:style-name="T23">S</text:span><text:span text:style-name="T58">общепр. </text:span><text:span text:style-name="T55">Р</text:span><text:span text:style-name="T58">асходов </text:span><text:span text:style-name="T57">на </text:span><text:span text:style-name="T58">единицу товара 1</text:span><text:span text:style-name="T23"> </text:span><text:span text:style-name="T22">= </text:span><text:span text:style-name="T26">(</text:span><text:span text:style-name="T23">1 750 000 * </text:span><text:span text:style-name="T31">110</text:span><text:span text:style-name="T26">)</text:span><text:span text:style-name="T23"> / </text:span><text:span text:style-name="T18">1 305 000</text:span><text:span text:style-name="T23">= </text:span><text:span text:style-name="T31">147,51</text:span><text:span text:style-name="T23"> руб</text:span></text:p>
      <text:p text:style-name="P81"><text:span text:style-name="T23">S</text:span><text:span text:style-name="T58">общепр. </text:span><text:span text:style-name="T55">Р</text:span><text:span text:style-name="T58">асходов </text:span><text:span text:style-name="T57">на </text:span><text:span text:style-name="T58">единицу товара 2</text:span><text:span text:style-name="T23"> </text:span><text:span text:style-name="T22">= </text:span><text:span text:style-name="T26">(</text:span><text:span text:style-name="T23">1 750 000 * </text:span><text:span text:style-name="T31">100</text:span><text:span text:style-name="T26">)</text:span><text:span text:style-name="T23"> / </text:span><text:span text:style-name="T18">1 305 000</text:span><text:span text:style-name="T23"> = </text:span><text:span text:style-name="T31">134,10</text:span><text:span text:style-name="T23"> руб</text:span></text:p>
      <text:p text:style-name="P81"><text:span text:style-name="T23">S</text:span><text:span text:style-name="T58">общепр. </text:span><text:span text:style-name="T55">Р</text:span><text:span text:style-name="T58">асходов </text:span><text:span text:style-name="T57">на </text:span><text:span text:style-name="T58">единицу товара 3</text:span><text:span text:style-name="T23"> </text:span><text:span text:style-name="T22">= </text:span><text:span text:style-name="T26">(</text:span><text:span text:style-name="T23">1 750 000 * </text:span><text:span text:style-name="T31">80</text:span><text:span text:style-name="T26">)</text:span><text:span text:style-name="T23"> / </text:span><text:span text:style-name="T18">1 305 000</text:span><text:span text:style-name="T23"> = </text:span><text:span text:style-name="T31">107,28</text:span><text:span text:style-name="T23"> руб</text:span></text:p>
      <text:p text:style-name="P75"/>
      <text:p text:style-name="P85"><text:span text:style-name="T73">Вычисление</text:span> общехозяйственных расходов:</text:p>
      <text:p text:style-name="P75"/>
      <text:p text:style-name="P81"><text:span text:style-name="T23">S</text:span><text:span text:style-name="T58">общехоз. </text:span><text:span text:style-name="T55">Р</text:span><text:span text:style-name="T58">асходов </text:span><text:span text:style-name="T57">на </text:span><text:span text:style-name="T58">единицу товара 1</text:span><text:span text:style-name="T23"> </text:span><text:span text:style-name="T22">= </text:span><text:span text:style-name="T26">(</text:span><text:span text:style-name="T19">1 820 000</text:span><text:span text:style-name="T23"> * </text:span><text:span text:style-name="T31">110</text:span><text:span text:style-name="T26">)</text:span><text:span text:style-name="T23"> / </text:span><text:span text:style-name="T18">1 305 000</text:span><text:span text:style-name="T23"> = </text:span><text:span text:style-name="T31">153,41</text:span><text:span text:style-name="T23"> руб</text:span></text:p>
      <text:p text:style-name="P81"><text:span text:style-name="T23">S</text:span><text:span text:style-name="T58">общехоз. </text:span><text:span text:style-name="T55">Р</text:span><text:span text:style-name="T58">асходов </text:span><text:span text:style-name="T57">на </text:span><text:span text:style-name="T58">единицу товара 2</text:span><text:span text:style-name="T23"> </text:span><text:span text:style-name="T22">= </text:span><text:span text:style-name="T26">(</text:span><text:span text:style-name="T19">1 820 000</text:span><text:span text:style-name="T23"> * </text:span><text:span text:style-name="T31">100</text:span><text:span text:style-name="T26">)</text:span><text:span text:style-name="T23"> / </text:span><text:span text:style-name="T18">1 305 000</text:span><text:span text:style-name="T23"> = </text:span><text:span text:style-name="T31">139,46</text:span><text:span text:style-name="T23"> руб</text:span></text:p>
      <text:p text:style-name="P81"><text:span text:style-name="T23">S</text:span><text:span text:style-name="T58">общехоз. </text:span><text:span text:style-name="T55">Р</text:span><text:span text:style-name="T58">асходов </text:span><text:span text:style-name="T57">на </text:span><text:span text:style-name="T58">единицу товара 3</text:span><text:span text:style-name="T23"> </text:span><text:span text:style-name="T22">= </text:span><text:span text:style-name="T26">(</text:span><text:span text:style-name="T19">1 820 000</text:span><text:span text:style-name="T23">* </text:span><text:span text:style-name="T31">80</text:span><text:span text:style-name="T26">)</text:span><text:span text:style-name="T23"> / </text:span><text:span text:style-name="T18">1 305 000</text:span><text:span text:style-name="T23"> = </text:span><text:span text:style-name="T31">111,57 </text:span><text:span text:style-name="T23">руб</text:span></text:p>
      <text:p text:style-name="P75"/>
      <text:p text:style-name="P85"><text:span text:style-name="T73">Вычисление</text:span> <text:span text:style-name="T71">внепроизводственных</text:span> расходов:</text:p>
      <text:p text:style-name="P75"/>
      <text:p text:style-name="P81"><text:span text:style-name="T23">S</text:span><text:span text:style-name="T58">общехоз. </text:span><text:span text:style-name="T55">Р</text:span><text:span text:style-name="T58">асходов </text:span><text:span text:style-name="T57">на </text:span><text:span text:style-name="T58">единицу товара 1</text:span><text:span text:style-name="T23"> </text:span><text:span text:style-name="T22">= </text:span><text:span text:style-name="T26">(</text:span><text:span text:style-name="T25">160 000</text:span><text:span text:style-name="T23"> * </text:span><text:span text:style-name="T31">110</text:span><text:span text:style-name="T26">)</text:span><text:span text:style-name="T23"> / </text:span><text:span text:style-name="T18">1 305 000</text:span><text:span text:style-name="T23"> = </text:span><text:span text:style-name="T31">13,49</text:span><text:span text:style-name="T23"> руб</text:span></text:p>
      <text:p text:style-name="P81"><text:span text:style-name="T23">S</text:span><text:span text:style-name="T58">общехоз. </text:span><text:span text:style-name="T55">Р</text:span><text:span text:style-name="T58">асходов </text:span><text:span text:style-name="T57">на </text:span><text:span text:style-name="T58">единицу товара 2</text:span><text:span text:style-name="T23"> </text:span><text:span text:style-name="T22">= </text:span><text:span text:style-name="T26">(</text:span><text:span text:style-name="T25">160 000</text:span><text:span text:style-name="T23"> * </text:span><text:span text:style-name="T31">100</text:span><text:span text:style-name="T26">)</text:span><text:span text:style-name="T23"> / </text:span><text:span text:style-name="T18">1 305 000</text:span><text:span text:style-name="T23"> = </text:span><text:span text:style-name="T31">12,26</text:span><text:span text:style-name="T23"> руб</text:span></text:p>
      <text:p text:style-name="P81"><text:span text:style-name="T23">S</text:span><text:span text:style-name="T58">общехоз. </text:span><text:span text:style-name="T55">Р</text:span><text:span text:style-name="T58">асходов </text:span><text:span text:style-name="T57">на </text:span><text:span text:style-name="T58">единицу товара 3</text:span><text:span text:style-name="T23"> </text:span><text:span text:style-name="T22">= </text:span><text:span text:style-name="T26">(</text:span><text:span text:style-name="T25">160 000 </text:span><text:span text:style-name="T23">* </text:span><text:span text:style-name="T31">80</text:span><text:span text:style-name="T26">)</text:span><text:span text:style-name="T23"> / </text:span><text:span text:style-name="T18">1 305 000</text:span><text:span text:style-name="T23"> = </text:span><text:span text:style-name="T31">9,81</text:span><text:span text:style-name="T23"> руб</text:span></text:p>
      <text:p text:style-name="P72"/>
      <text:p text:style-name="P72">5. Рассчитать полную себестоимость единицы продукции, составить три калькуляции. </text:p>
      <text:p text:style-name="P72">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41">Статьи затрат, руб.</text:p>
          </table:table-cell>
          <table:table-cell table:style-name="Таблица5.A1" office:value-type="string">
            <text:p text:style-name="P19">Товар 1</text:p>
          </table:table-cell>
          <table:table-cell table:style-name="Таблица5.A1" office:value-type="string">
            <text:p text:style-name="P19">Товар 2</text:p>
          </table:table-cell>
          <table:table-cell table:style-name="Таблица5.A1" office:value-type="string">
            <text:p text:style-name="P19">Товар 3</text:p>
          </table:table-cell>
        </table:table-row>
        <table:table-row table:style-name="Таблица5.2">
          <table:table-cell table:style-name="Таблица5.A1" office:value-type="string">
            <text:p text:style-name="P41">Материалы</text:p>
          </table:table-cell>
          <table:table-cell table:style-name="Таблица5.A1" office:value-type="string">
            <text:p text:style-name="P23">250</text:p>
          </table:table-cell>
          <table:table-cell table:style-name="Таблица5.A1" office:value-type="string">
            <text:p text:style-name="P23">250</text:p>
          </table:table-cell>
          <table:table-cell table:style-name="Таблица5.A1" office:value-type="string">
            <text:p text:style-name="P23">400</text:p>
          </table:table-cell>
        </table:table-row>
        <table:table-row table:style-name="Таблица5.3">
          <table:table-cell table:style-name="Таблица5.A1" office:value-type="string">
            <text:p text:style-name="P41">Основная заработная плата основных рабочих</text:p>
          </table:table-cell>
          <table:table-cell table:style-name="Таблица5.A1" office:value-type="string">
            <text:p text:style-name="P23">110</text:p>
          </table:table-cell>
          <table:table-cell table:style-name="Таблица5.A1" office:value-type="string">
            <text:p text:style-name="P23">100</text:p>
          </table:table-cell>
          <table:table-cell table:style-name="Таблица5.A1" office:value-type="string">
            <text:p text:style-name="P23">80</text:p>
          </table:table-cell>
        </table:table-row>
        <table:table-row table:style-name="Таблица5.4">
          <table:table-cell table:style-name="Таблица5.A1" office:value-type="string">
            <text:p text:style-name="P45">Общепроизводственные расходы</text:p>
          </table:table-cell>
          <table:table-cell table:style-name="Таблица5.A1" office:value-type="string">
            <text:p text:style-name="P106">147,51</text:p>
          </table:table-cell>
          <table:table-cell table:style-name="Таблица5.A1" office:value-type="string">
            <text:p text:style-name="P27"><text:span text:style-name="T31">134,10</text:span><text:span text:style-name="T23"> </text:span></text:p>
          </table:table-cell>
          <table:table-cell table:style-name="Таблица5.A1" office:value-type="string">
            <text:p text:style-name="P106">107,28</text:p>
          </table:table-cell>
        </table:table-row>
        <table:table-row table:style-name="Таблица5.5">
          <table:table-cell table:style-name="Таблица5.A1" office:value-type="string">
            <text:p text:style-name="P45">Общехозяйственные расходы</text:p>
          </table:table-cell>
          <table:table-cell table:style-name="Таблица5.A1" office:value-type="string">
            <text:p text:style-name="P106">153,41</text:p>
          </table:table-cell>
          <table:table-cell table:style-name="Таблица5.A1" office:value-type="string">
            <text:p text:style-name="P106">139,46</text:p>
          </table:table-cell>
          <table:table-cell table:style-name="Таблица5.A1" office:value-type="string">
            <text:p text:style-name="P106">111,57</text:p>
          </table:table-cell>
        </table:table-row>
        <table:table-row table:style-name="Таблица5.6">
          <table:table-cell table:style-name="Таблица5.A1" office:value-type="string">
            <text:p text:style-name="P41">Внепроизводственные расходы</text:p>
          </table:table-cell>
          <table:table-cell table:style-name="Таблица5.A1" office:value-type="string">
            <text:p text:style-name="P106">13,49</text:p>
          </table:table-cell>
          <table:table-cell table:style-name="Таблица5.A1" office:value-type="string">
            <text:p text:style-name="P106">12,26</text:p>
          </table:table-cell>
          <table:table-cell table:style-name="Таблица5.A1" office:value-type="string">
            <text:p text:style-name="P106">9,81</text:p>
          </table:table-cell>
        </table:table-row>
        <table:table-row table:style-name="Таблица5.7">
          <table:table-cell table:style-name="Таблица5.A1" office:value-type="string">
            <text:p text:style-name="P41">Полная себестоимость единицы продукции </text:p>
          </table:table-cell>
          <table:table-cell table:style-name="Таблица5.A1" office:value-type="string">
            <text:p text:style-name="P24">674,41</text:p>
          </table:table-cell>
          <table:table-cell table:style-name="Таблица5.A1" office:value-type="string">
            <text:p text:style-name="P24">635,82</text:p>
          </table:table-cell>
          <table:table-cell table:style-name="Таблица5.A1" office:value-type="string">
            <text:p text:style-name="P24">708,66</text:p>
          </table:table-cell>
        </table:table-row>
      </table:table>
      <text:p text:style-name="P69"/>
      <text:p text:style-name="P67"><text:span text:style-name="T38">Задание 3: </text:span><text:span text:style-name="T39">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40">).</text:span></text:p>
      <text:p text:style-name="P69">Алгоритм выполнения данного задания:</text:p>
      <text:list xml:id="list144233142199181" text:continue-numbering="true" text:style-name="WW8Num70">
        <text:list-item>
          <text:p text:style-name="P109">рассчитать годовую выручку предприятия;</text:p>
        </text:list-item>
      </text:list>
      <text:p text:style-name="P111"/>
      <text:p text:style-name="P116">V<text:span text:style-name="T53">р</text:span><text:span text:style-name="T14">=5500*</text:span><text:span text:style-name="T33">1000</text:span><text:span text:style-name="T14"> + 3000*</text:span><text:span text:style-name="T33">600</text:span><text:span text:style-name="T14">+ 5000*</text:span><text:span text:style-name="T33">800</text:span><text:span text:style-name="T14"> = </text:span><text:span text:style-name="T33">11 300 000</text:span></text:p>
      <text:p text:style-name="P111"/>
      <text:list xml:id="list144233830790264" text:continue-numbering="true" text:style-name="WW8Num70">
        <text:list-item>
          <text:p text:style-name="P110">рассчитать полную себестоимость за год; </text:p>
          <text:p text:style-name="P123"><text:span text:style-name="T32"/></text:p>
          <text:p text:style-name="P123"><text:span text:style-name="T32">c/c</text:span><text:span text:style-name="T64">полн</text:span><text:span text:style-name="T32">=5500*674,41 + 3000*635,82 + 5000*708,66 = 9 160 015</text:span></text:p>
          <text:p text:style-name="P117"><text:soft-page-break/><text:span text:style-name="T14"/></text:p>
        </text:list-item>
        <text:list-item>
          <text:p text:style-name="P109">рассчитать годовую прибыль от продаж;</text:p>
        </text:list-item>
      </text:list>
      <text:p text:style-name="P111"/>
      <text:p text:style-name="P118">П = V<text:span text:style-name="T53">р</text:span><text:span text:style-name="T14"> — с/с</text:span><text:span text:style-name="T53">полн</text:span><text:span text:style-name="T14">=11 300 000 — 9 160 015 = 2 139 985</text:span></text:p>
      <text:p text:style-name="P111"/>
      <text:list xml:id="list144233989341057" text:continue-numbering="true" text:style-name="WW8Num70">
        <text:list-item>
          <text:p text:style-name="P109">рассчитать рентабельность продаж, рентабельность затрат;</text:p>
        </text:list-item>
      </text:list>
      <text:p text:style-name="P112"/>
      <text:p text:style-name="P118"><text:span text:style-name="T14">р</text:span><text:span text:style-name="T53">о </text:span><text:span text:style-name="T14">= П / <text:s/>V</text:span><text:span text:style-name="T53">р </text:span><text:span text:style-name="T14">* 100% = 2 139 985 / 11 300 000 * 100% = 18,94%</text:span></text:p>
      <text:p text:style-name="P118"><text:span text:style-name="T14">р</text:span><text:span text:style-name="T53">с/с </text:span><text:span text:style-name="T14">= П / <text:s/>с/с</text:span><text:span text:style-name="T53">полн </text:span><text:span text:style-name="T14">* 100% = 2 139 985 / 9 160 015 * 100% = 23,36%</text:span></text:p>
      <text:p text:style-name="P111"/>
      <text:list xml:id="list144233768412686" text:continue-numbering="true" text:style-name="WW8Num70">
        <text:list-item>
          <text:p text:style-name="P109">рассчитать остаточную стоимость основных средств (на конец первого года);</text:p>
        </text:list-item>
      </text:list>
      <text:p text:style-name="P113"/>
      <text:p text:style-name="P119"><text:span text:style-name="T14">S</text:span><text:span text:style-name="T53">кг</text:span><text:span text:style-name="T14"> = S</text:span><text:span text:style-name="T53">нг</text:span><text:span text:style-name="T14"> + прибыль +прочие доходы - прочие расходы</text:span></text:p>
      <text:p text:style-name="P120"><text:span text:style-name="T14"/></text:p>
      <text:p text:style-name="P120"><text:span text:style-name="T34">В данном случае, </text:span><text:span text:style-name="T14">S</text:span><text:span text:style-name="T53">нг</text:span><text:span text:style-name="T14"> </text:span><text:span text:style-name="T34">(стоимость основного капитала на начало года) — <text:s/>первоначальная стоимость оборудования, тогда:</text:span></text:p>
      <text:p text:style-name="P120"><text:span text:style-name="T34"/></text:p>
      <text:p text:style-name="P119"><text:span text:style-name="T14">S</text:span><text:span text:style-name="T53">кг</text:span><text:span text:style-name="T14"> = </text:span><text:span text:style-name="T34">1 900 000 + 2 139 985 = 4 039 985</text:span></text:p>
      <text:p text:style-name="P111"/>
      <text:list xml:id="list144233615605909" text:continue-numbering="true" text:style-name="WW8Num70">
        <text:list-item>
          <text:p text:style-name="P109">найти среднегодовую стоимость основных средств;</text:p>
        </text:list-item>
      </text:list>
      <text:p text:style-name="P124"><text:span text:style-name="T40"/></text:p>
      <text:p text:style-name="P125"><text:span text:style-name="T40">S</text:span><text:span text:style-name="T65">осн ср</text:span><text:span text:style-name="T20"> = (</text:span><text:span text:style-name="T21">S</text:span><text:span text:style-name="T66">кг</text:span><text:span text:style-name="T21"> — </text:span><text:span text:style-name="T20">S</text:span><text:span text:style-name="T65">н</text:span><text:span text:style-name="T66">г</text:span><text:span text:style-name="T20">) / 2 = (4 039 985 + 1 900 000) / 2 = 2 969 992,5 ~ 2 969 992</text:span></text:p>
      <text:p text:style-name="P124"><text:span text:style-name="T40"/></text:p>
      <text:p text:style-name="P69">Остаточную и среднегодовую стоимость считаем только по оборудованию, поскольку помещение взято в аренду.</text:p>
      <text:list xml:id="list144234727401938" text:continue-numbering="true" text:style-name="WW8Num70">
        <text:list-item>
          <text:p text:style-name="P114">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
      <text:p text:style-name="P115"/>
      <text:p text:style-name="P121">Р<text:span text:style-name="T53">осн кап</text:span><text:span text:style-name="T14"> = П</text:span><text:span text:style-name="T53">до налог</text:span><text:span text:style-name="T14"> / S</text:span><text:span text:style-name="T53">осн ср</text:span><text:span text:style-name="T14"> * 100%</text:span></text:p>
      <text:p text:style-name="P121"><text:span text:style-name="T14"/></text:p>
      <text:p text:style-name="P121"><text:span text:style-name="T14">Прибыль до налогообложения соответствуетприбыли от реализации, поскольку рабочий год не сопровождался прочими доходами и расходами. Поэтому:</text:span></text:p>
      <text:p text:style-name="P121"><text:span text:style-name="T14"/></text:p>
      <text:p text:style-name="P121"><text:span text:style-name="T14">Р</text:span><text:span text:style-name="T53">осн кап</text:span><text:span text:style-name="T14"> = 2 139 985 / 2 969 992 * 100% = </text:span><text:span text:style-name="T35">72,05%</text:span></text:p>
      <text:p text:style-name="P115"/>
      <text:list xml:id="list144233716478636" text:continue-numbering="true" text:style-name="WW8Num70">
        <text:list-item>
          <text:p text:style-name="P99">рассчитать рентабельность оборотного капитала</text:p>
        </text:list-item>
      </text:list>
      <text:p text:style-name="P100"/>
      <text:p text:style-name="P122"><text:span text:style-name="T14">Р</text:span><text:span text:style-name="T53">осн кап</text:span><text:span text:style-name="T14"> = П</text:span><text:span text:style-name="T53">до налог</text:span><text:span text:style-name="T14"> / S</text:span><text:span text:style-name="T67">об</text:span><text:span text:style-name="T53"> </text:span><text:span text:style-name="T67">кап</text:span><text:span text:style-name="T14"> * 100%</text:span></text:p>
      <text:p text:style-name="P122"><text:span text:style-name="T14">Р</text:span><text:span text:style-name="T53">осн кап</text:span><text:span text:style-name="T14"> = </text:span><text:span text:style-name="T35">2 139 985 / 6 000 000 * 100% = 35,66%</text:span></text:p>
      <text:p text:style-name="P69"/>
      <text:p text:style-name="P67"><text:span text:style-name="T38">Задание 4</text:span><text:span text:style-name="T39">: Рассчитать капиталоотдачу, капиталоемкость, коэффициент оборачиваемости, длительность одного оборота, коэффициент загрузки. </text:span></text:p>
      <text:p text:style-name="P102"/>
      <text:p text:style-name="P103"><text:span text:style-name="T14">К</text:span><text:span text:style-name="T53">о</text:span><text:span text:style-name="T14"> = V</text:span><text:span text:style-name="T53">р</text:span><text:span text:style-name="T14"> / S</text:span><text:span text:style-name="T53">осн кап</text:span><text:span text:style-name="T14"> = 11 300 000 / 2 969 992 = 3,8</text:span></text:p>
      <text:p text:style-name="P103"><text:span text:style-name="T14">К</text:span><text:span text:style-name="T53">е</text:span><text:span text:style-name="T14"> = S</text:span><text:span text:style-name="T53">осн кап </text:span><text:span text:style-name="T14">/ V</text:span><text:span text:style-name="T53">р</text:span><text:span text:style-name="T14"> = 2 969 992 / 11 300 000 = 0,26</text:span></text:p>
      <text:p text:style-name="P104"><text:span text:style-name="T14">К</text:span><text:span text:style-name="T53">об</text:span><text:span text:style-name="T14"> = V</text:span><text:span text:style-name="T53">р</text:span><text:span text:style-name="T14"> / S</text:span><text:span text:style-name="T53">об кап</text:span><text:span text:style-name="T14"> = 11 300 000 / 6 000 000 = </text:span><text:span text:style-name="T36">1,88</text:span></text:p>
      <text:p text:style-name="P104"><text:span text:style-name="T36">К</text:span><text:span text:style-name="T68">заг</text:span><text:span text:style-name="T36"> = S</text:span><text:span text:style-name="T68">об кап </text:span><text:span text:style-name="T36">/ V</text:span><text:span text:style-name="T68">р</text:span><text:span text:style-name="T36"> = 6 000 000 / 11 300 000 = 0,53</text:span></text:p>
      <text:p text:style-name="P105"><text:span text:style-name="T14">Т</text:span><text:span text:style-name="T53">об</text:span><text:span text:style-name="T14"> = Т / </text:span><text:span text:style-name="T35">К</text:span><text:span text:style-name="T67">об</text:span><text:span text:style-name="T35"> </text:span><text:span text:style-name="T14">= 365 / 1,88 = 194,15 ~ 195 дней</text:span></text:p>
      <text:p text:style-name="P103"><text:span text:style-name="T14"/></text:p>
      <text:p text:style-name="P101"><text:soft-page-break/></text:p>
      <text:p text:style-name="P67"><text:span text:style-name="T38">Задание 5:</text:span><text:span text:style-name="T39"> Рассчитать порог рентабельности, запас финансовой прочности в рублях и в процентах, операционный рычаг (по предприятию в целом).</text:span></text:p>
      <text:p text:style-name="P69">Алгоритм выполнения данного задания:</text:p>
      <text:p text:style-name="P69">1. рассчитать совокупные переменные затраты за год;</text:p>
      <text:p text:style-name="P69">2. рассчитать совокупные постоянные затраты за год;</text:p>
      <text:p text:style-name="P69">3. рассчитать совокупный маржинальный доход (за год);</text:p>
      <text:p text:style-name="P69">4. рассчитать коэффициент маржинального дохода;</text:p>
      <text:p text:style-name="P69">5. рассчитать порог рентабельности;</text:p>
      <text:p text:style-name="P69">6. рассчитать запас финансовой прочности (в руб. и в процентах);</text:p>
      <text:p text:style-name="P69">7. рассчитать операционный рычаг.</text:p>
      <text:p text:style-name="P76"/>
      <text:p text:style-name="P67"><text:span text:style-name="T38">Задание 6:</text:span><text:span text:style-name="T39"> Цена </text:span><text:span text:style-name="T40">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69">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76"/>
      <text:p text:style-name="P67"><text:span text:style-name="T37">Этап четвертый</text:span><text:span text:style-name="T40"> – подготовка расчетной работы. Письменный отчет представляет собой свободное изложение мнения автора. Титульный лист оформляется по форме, представленной в приложении А. Текст отчета оформляется в соответствии с требованиями, отраженными в приложении Г.</text:span></text:p>
      <text:p text:style-name="P63"><text:span text:style-name="T49">Этап пятый</text:span>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p>
      <text:p text:style-name="P63"/>
      <text:h text:style-name="P89" text:outline-level="2"><text:span text:style-name="T42">Структура </text:span><text:span text:style-name="T43">индивидуального задания </text:span><text:span text:style-name="T42"><text:s/></text:span><text:span text:style-name="T43">расчетной работы</text:span></text:h>
      <text:p text:style-name="P71">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p>
      <text:p text:style-name="P70">Основная часть аналитического отчета должна включать в себя следующие блоки: </text:p>
      <text:p text:style-name="P86"><text:span text:style-name="T44">I</text:span><text:span text:style-name="T37"> блок</text:span><text:span text:style-name="T40"> – расчет необходимого набора экономических показателей по данным варианта;</text:span></text:p>
      <text:p text:style-name="P86"><text:span text:style-name="T44">II</text:span><text:span text:style-name="T37"> блок</text:span><text:span text:style-name="T40"> – выявление на основе аналитических таблиц позитивных и негативных тенденций в развитии предприятия, их характеристика.</text:span></text:p>
      <text:p text:style-name="P86"><text:span text:style-name="T44">III</text:span><text:span text:style-name="T37"> блок</text:span><text:span text:style-name="T40"> – формулирование выводов и рекомендаций.</text:span></text:p>
      <text:p text:style-name="P86"><text:span text:style-name="T41">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40">Примерный объем заключения – 1–2 страницы. </text:span></text:p>
      <text:p text:style-name="P70">Оформление списка литературы должно соответствовать требованиям </text:p>
      <text:p text:style-name="P62">ГОСТ Р 7.0.5-2008. Библиографическая запись. Библиографическая ссылка. Общие требования и правила составления </text:p>
      <text:p text:style-name="P5">Список <text:span text:style-name="T13">использованных источников</text:span></text:p>
      <text:p text:style-name="P2"/>
      <text:list xml:id="list2267444885" text:style-name="L2">
        <text:list-item>
          <text:p text:style-name="P107">Экономика организации (предприятия): учебник и практикум для прикладного бакалавриата / И. В. Сергеев, И. И. Веретенникова. - 6-е изд., перераб. И доп. - М.: Издательство Юрайт, 2016. - 511 с. - Серия: Бакалавр. Прикладной курс.</text:p>
        </text:list-item>
        <text:list-item>
          <text:p text:style-name="P108">Экономика предприятия : учебное пособие / Вайс Т. А., Вайс Е. Н., Васильцов В. С., Симунина Т. А. 3-е изд., перераб. и доп. Москва : КНОРУС, 2016. 244 с. 15,5 усл. печ. л.</text:p>
        </text:list-item>
        <text:list-item>
          <text:p text:style-name="P108">Экономика предприятия : учебник для вузов / Горфинкель В. Я., Антонова О. В., Базилевич А. И., Блинов А. О. 6-е изд., перераб. и доп. Москва : ЮНИТИ-ДАНА, 2018. 663 с. 41,5 усл. печ. л.</text:p>
        </text:list-item>
        <text:list-item>
          <text:p text:style-name="P108">Баскакова О. В., Сейко Л. Ф. Экономика предприятия (организации) : учебник для бакалавров. Москва : Дашков и К, 2017. 369 с. 23,25 усл. печ. л.</text:p>
        </text:list-item>
        <text:list-item>
          <text:p text:style-name="P108">Чайников В. В., Лапин Д. Г. Экономика предприятия (организации) : учебное пособие. 2-е изд., перераб. и доп. Москва : ЮНИТИ-ДАНА, 2018. 439 с. 27,5 усл. печ. л.</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Liberation Serif1" svg:font-family="'Liberation Serif'" style:font-family-generic="roman"/>
    <style:font-face style:name="Times New Roman1" svg:font-family="'Times New Roman'" style:font-family-generic="roman"/>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Объект_20_без_20_заливки" style:display-name="Объект без заливки"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Титульный_20_слайд_7e_LT_7e_Gliederung_20_1" style:display-name="Титульный слайд~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Gliederung_20_2" style:display-name="Титульный слайд~LT~Gliederung 2" style:family="paragraph" style:parent-style-name="Титульный_20_слайд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Титульный_20_слайд_7e_LT_7e_Gliederung_20_3" style:display-name="Титульный слайд~LT~Gliederung 3" style:family="paragraph" style:parent-style-name="Титульный_20_слайд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4" style:display-name="Титульный слайд~LT~Gliederung 4" style:family="paragraph" style:parent-style-name="Титульный_20_слайд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Титульный_20_слайд_7e_LT_7e_Gliederung_20_5" style:display-name="Титульный слайд~LT~Gliederung 5" style:family="paragraph" style:parent-style-name="Титульный_20_слайд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6" style:display-name="Титульный слайд~LT~Gliederung 6" style:family="paragraph" style:parent-style-name="Титульный_20_слайд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7" style:display-name="Титульный слайд~LT~Gliederung 7" style:family="paragraph" style:parent-style-name="Титульный_20_слайд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8" style:display-name="Титульный слайд~LT~Gliederung 8" style:family="paragraph" style:parent-style-name="Титульный_20_слайд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Gliederung_20_9" style:display-name="Титульный слайд~LT~Gliederung 9" style:family="paragraph" style:parent-style-name="Титульный_20_слайд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Титульный_20_слайд_7e_LT_7e_Titel" style:display-name="Титульный слайд~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Untertitel" style:display-name="Титульный слайд~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Notizen" style:display-name="Титульный слайд~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Титульный_20_слайд_7e_LT_7e_Hintergrundobjekte" style:display-name="Титульный слайд~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Титульный_20_слайд_7e_LT_7e_Hintergrund" style:display-name="Титульный слайд~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Arial"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Фон"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1" style:display-name="Заголовок и объект~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Gliederung_20_2" style:display-name="Заголовок и объект~LT~Gliederung 2" style:family="paragraph" style:parent-style-name="Заголовок_20_и_20_объект_7e_LT_7e_Gliederung_20_1" style:default-outline-level="">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Заголовок_20_и_20_объект_7e_LT_7e_Gliederung_20_3" style:display-name="Заголовок и объект~LT~Gliederung 3" style:family="paragraph" style:parent-style-name="Заголовок_20_и_20_объект_7e_LT_7e_Gliederung_20_2" style:default-outline-level="">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4" style:display-name="Заголовок и объект~LT~Gliederung 4" style:family="paragraph" style:parent-style-name="Заголовок_20_и_20_объект_7e_LT_7e_Gliederung_20_3" style:default-outline-level="">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Заголовок_20_и_20_объект_7e_LT_7e_Gliederung_20_5" style:display-name="Заголовок и объект~LT~Gliederung 5" style:family="paragraph" style:parent-style-name="Заголовок_20_и_20_объект_7e_LT_7e_Gliederung_20_4"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6" style:display-name="Заголовок и объект~LT~Gliederung 6" style:family="paragraph" style:parent-style-name="Заголовок_20_и_20_объект_7e_LT_7e_Gliederung_20_5"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7" style:display-name="Заголовок и объект~LT~Gliederung 7" style:family="paragraph" style:parent-style-name="Заголовок_20_и_20_объект_7e_LT_7e_Gliederung_20_6"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8" style:display-name="Заголовок и объект~LT~Gliederung 8" style:family="paragraph" style:parent-style-name="Заголовок_20_и_20_объект_7e_LT_7e_Gliederung_20_7"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Gliederung_20_9" style:display-name="Заголовок и объект~LT~Gliederung 9" style:family="paragraph" style:parent-style-name="Заголовок_20_и_20_объект_7e_LT_7e_Gliederung_20_8" style:default-outline-level="">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Заголовок_20_и_20_объект_7e_LT_7e_Titel" style:display-name="Заголовок и объект~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Untertitel" style:display-name="Заголовок и объект~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Notizen" style:display-name="Заголовок и объект~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Заголовок_20_и_20_объект_7e_LT_7e_Hintergrundobjekte" style:display-name="Заголовок и объект~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Заголовок_20_и_20_объект_7e_LT_7e_Hintergrund" style:display-name="Заголовок и объект~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Титул_20__28_мелкий_29_" style:display-name="Титул (мелкий)" style:family="paragraph" style:parent-style-name="Standard" style:default-outline-level="">
      <style:paragraph-properties fo:margin-left="0cm" fo:margin-right="0cm" fo:margin-top="0cm" fo:margin-bottom="0cm" style:contextual-spacing="false" fo:line-height="150%" fo:text-align="center" style:justify-single-word="false" fo:text-indent="1cm" style:auto-text-indent="false"/>
      <style:text-properties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language-asian="ru" style:country-asian="RU" style:font-weight-asian="bold" style:font-size-complex="10pt" style:font-weight-complex="bold"/>
    </style:style>
    <style:style style:name="List_20_Bullet" style:display-name="List Bullet" style:family="paragraph" style:parent-style-name="Standard" style:default-outline-level="" style:list-style-name="WWNum5">
      <style:paragraph-properties fo:margin-top="0.035cm" fo:margin-bottom="0.035cm" style:contextual-spacing="false" fo:line-height="110%" fo:text-align="justify" style:justify-single-word="false">
        <style:tab-stops>
          <style:tab-stop style:position="1.501cm"/>
        </style:tab-stops>
      </style:paragraph-properties>
      <style:text-properties fo:font-size="11pt" style:font-size-asian="11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loext:opacity="0%"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70z0" style:family="text">
      <style:text-properties style:font-name-complex="Times New Roman" style:font-family-complex="'Times New Roman'" style:font-family-generic-complex="roman" style:font-pitch-complex="variable"/>
    </style:style>
    <style:style style:name="WW8Num70z1" style:family="text">
      <style:text-properties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501cm" fo:margin-left="1.136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number:date-style style:name="N20107" number:language="ru" number:country="RU">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5T18:38:29.705058874</meta:creation-date>
    <meta:generator>LibreOffice/7.1.2.2$Linux_X86_64 LibreOffice_project/5751006d328844ba3fa6124ed263bbf122f0788a</meta:generator>
    <dc:date>2021-04-30T14:27:39.048336675</dc:date>
    <meta:editing-duration>PT2H32M12S</meta:editing-duration>
    <meta:editing-cycles>30</meta:editing-cycles>
    <meta:document-statistic meta:table-count="5" meta:image-count="0" meta:object-count="0" meta:page-count="9" meta:paragraph-count="284" meta:word-count="2180" meta:character-count="14027" meta:non-whitespace-character-count="12090"/>
  </office:meta>
</office:document-meta>
</file>